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de65"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c98df"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2dc2a"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947a" officeooo:paragraph-rsid="000f947a"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1194" officeooo:paragraph-rsid="00111194"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6" style:family="paragraph" style:parent-style-name="Text_20_body">
      <style:paragraph-properties fo:margin-left="0in" fo:margin-right="0in" fo:text-align="end" style:justify-single-word="false" fo:text-indent="0.1965in" style:auto-text-indent="false"/>
    </style:style>
    <style:style style:name="P97"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9"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style>
    <style:style style:name="P102"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text-properties fo:language="ru" fo:country="RU"/>
    </style:style>
    <style:style style:name="P13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7" style:family="paragraph" style:parent-style-name="Text_20_body">
      <style:paragraph-properties fo:text-align="center" style:justify-single-word="false"/>
    </style:style>
    <style:style style:name="P138" style:family="paragraph" style:parent-style-name="First_20_line_20_indent">
      <style:text-properties fo:language="ru" fo:country="RU"/>
    </style:style>
    <style:style style:name="P139" style:family="paragraph" style:parent-style-name="First_20_line_20_indent">
      <style:paragraph-properties fo:text-align="justify" style:justify-single-word="false"/>
      <style:text-properties fo:language="ru" fo:country="RU"/>
    </style:style>
    <style:style style:name="P140" style:family="paragraph" style:parent-style-name="First_20_line_20_indent">
      <style:text-properties fo:font-size="15pt" fo:language="ru" fo:country="RU" style:font-size-asian="15pt" style:font-size-complex="15pt"/>
    </style:style>
    <style:style style:name="P141" style:family="paragraph" style:parent-style-name="First_20_line_20_indent">
      <style:text-properties fo:font-size="12pt" fo:language="ru" fo:country="RU" style:font-size-asian="12pt" style:font-size-complex="12pt"/>
    </style:style>
    <style:style style:name="P142" style:family="paragraph" style:parent-style-name="First_20_line_20_indent">
      <style:text-properties fo:language="en" fo:country="US"/>
    </style:style>
    <style:style style:name="P143" style:family="paragraph" style:parent-style-name="First_20_line_20_indent">
      <style:paragraph-properties fo:text-align="justify" style:justify-single-word="false"/>
      <style:text-properties fo:language="en" fo:country="US"/>
    </style:style>
    <style:style style:name="P144" style:family="paragraph" style:parent-style-name="First_20_line_20_indent">
      <style:paragraph-properties fo:text-align="justify" style:justify-single-word="false"/>
    </style:style>
    <style:style style:name="P145" style:family="paragraph" style:parent-style-name="Text_20_body">
      <style:paragraph-properties fo:margin-left="0in" fo:margin-right="0in" fo:text-align="center" style:justify-single-word="false" fo:text-indent="0in" style:auto-text-indent="false"/>
    </style:style>
    <style:style style:name="P14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in" style:auto-text-indent="false"/>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Footnote">
      <style:text-properties fo:font-style="normal" style:font-style-asian="normal" style:font-style-complex="normal"/>
    </style:style>
    <style:style style:name="P153" style:family="paragraph" style:parent-style-name="Text_20_body">
      <style:paragraph-properties fo:margin-top="0in" fo:margin-bottom="0.0835in" loext:contextual-spacing="false" fo:text-align="justify" style:justify-single-word="false"/>
      <style:text-properties fo:language="en" fo:country="US"/>
    </style:style>
    <style:style style:name="P15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Standard">
      <style:text-properties fo:font-style="italic" style:font-style-asian="italic" style:font-style-complex="italic"/>
    </style:style>
    <style:style style:name="P156"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0bde65"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7d614" officeooo:paragraph-rsid="0012dc2a"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c98df"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f947a" fo:background-color="transparent"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d3c76" fo:background-color="transparent"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d9c12" fo:background-color="transparent"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0e335" fo:background-color="transparent" style:font-style-asian="normal" style:font-weight-asian="normal"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9200a" fo:background-color="transparent" style:font-style-asian="normal" style:font-weight-asian="normal" style:font-style-complex="normal"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409db3" fo:background-color="transparent" style:font-style-asian="normal" style:font-weight-asian="normal" style:font-style-complex="normal" style:font-weight-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4b5e41"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d614" officeooo:paragraph-rsid="0017d614" fo:background-color="transparent" style:font-style-asian="normal" style:font-weight-asian="normal" style:font-style-complex="normal" style:font-weight-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0e335" officeooo:paragraph-rsid="0030e335" fo:background-color="transparent" style:font-style-asian="normal" style:font-weight-asian="normal" style:font-style-complex="normal" style:font-weight-complex="normal"/>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73" style:family="paragraph" style:parent-style-name="Heading_20_1">
      <style:paragraph-properties fo:margin-left="0in" fo:margin-right="0in" fo:text-align="center" style:justify-single-word="false" fo:text-indent="0.1965in" style:auto-text-indent="false"/>
    </style:style>
    <style:style style:name="P174" style:family="paragraph" style:parent-style-name="Heading_20_2">
      <style:text-properties fo:language="en" fo:country="US"/>
    </style:style>
    <style:style style:name="P175" style:family="paragraph" style:parent-style-name="Heading_20_2">
      <style:paragraph-properties fo:text-align="justify" style:justify-single-word="false"/>
    </style:style>
    <style:style style:name="P17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497bc3"/>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0c98df"/>
    </style:style>
    <style:style style:name="T21" style:family="text">
      <style:text-properties fo:language="en" fo:country="US" officeooo:rsid="000dc042"/>
    </style:style>
    <style:style style:name="T22" style:family="text">
      <style:text-properties fo:language="en" fo:country="US" officeooo:rsid="0012dc2a"/>
    </style:style>
    <style:style style:name="T23" style:family="text">
      <style:text-properties fo:language="en" fo:country="US" officeooo:rsid="0017d614"/>
    </style:style>
    <style:style style:name="T24" style:family="text">
      <style:text-properties fo:language="en" fo:country="US" officeooo:rsid="00180326"/>
    </style:style>
    <style:style style:name="T25" style:family="text">
      <style:text-properties fo:language="en" fo:country="US" officeooo:rsid="00181c4b"/>
    </style:style>
    <style:style style:name="T26" style:family="text">
      <style:text-properties fo:language="en" fo:country="US" officeooo:rsid="002a7460"/>
    </style:style>
    <style:style style:name="T27" style:family="text">
      <style:text-properties fo:language="en" fo:country="US" officeooo:rsid="002d9c12"/>
    </style:style>
    <style:style style:name="T28" style:family="text">
      <style:text-properties fo:language="en" fo:country="US" officeooo:rsid="0030e335"/>
    </style:style>
    <style:style style:name="T29" style:family="text">
      <style:text-properties fo:language="en" fo:country="US" officeooo:rsid="0039200a"/>
    </style:style>
    <style:style style:name="T30" style:family="text">
      <style:text-properties fo:language="en" fo:country="US" officeooo:rsid="003cd939"/>
    </style:style>
    <style:style style:name="T31" style:family="text">
      <style:text-properties fo:color="#ff3333" fo:background-color="transparent" loext:char-shading-value="0"/>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800000"/>
    </style:style>
    <style:style style:name="T35" style:family="text">
      <style:text-properties fo:color="#800000" fo:language="ru" fo:country="RU"/>
    </style:style>
    <style:style style:name="T36" style:family="text">
      <style:text-properties fo:font-weight="bold"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ru" fo:country="RU" fo:font-style="normal" fo:background-color="transparent" loext:char-shading-value="0"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normal" style:text-underline-style="none" style:font-style-asian="normal" style:font-style-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font-style="italic" style:font-style-asian="italic" style:font-style-complex="italic"/>
    </style:style>
    <style:style style:name="T58" style:family="text">
      <style:text-properties style:use-window-font-color="true" fo:background-color="transparent" loext:char-shading-value="0"/>
    </style:style>
    <style:style style:name="T59" style:family="text">
      <style:text-properties style:use-window-font-color="true" fo:language="uk" fo:country="UA" fo:font-style="normal" fo:font-weight="normal" style:font-style-asian="normal" style:font-weight-asian="normal" style:font-style-complex="normal" style:font-weight-complex="normal"/>
    </style:style>
    <style:style style:name="T60" style:family="text">
      <style:text-properties style:use-window-font-color="true" fo:font-weight="normal" style:font-weight-asian="normal" style:font-weight-complex="normal"/>
    </style:style>
    <style:style style:name="T61" style:family="text">
      <style:text-properties style:use-window-font-color="true" fo:font-size="12pt" fo:language="en" fo:country="US" fo:font-style="normal" style:font-size-asian="12pt" style:font-style-asian="normal" style:font-size-complex="12pt" style:font-style-complex="normal"/>
    </style:style>
    <style:style style:name="T62" style:family="text">
      <style:text-properties style:use-window-font-color="true" fo:font-size="12pt" fo:language="en" fo:country="US" style:font-size-asian="12pt" style:font-size-complex="12pt"/>
    </style:style>
    <style:style style:name="T63" style:family="text">
      <style:text-properties fo:background-color="transparent" loext:char-shading-value="0"/>
    </style:style>
    <style:style style:name="T64" style:family="text">
      <style:text-properties style:text-position="super 58%"/>
    </style:style>
    <style:style style:name="T65" style:family="text">
      <style:text-properties fo:language="fr" fo:country="FR"/>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fo:background-color="transparent" loext:char-shading-value="0" style:font-style-asian="normal" style:font-weight-asian="normal" style:font-style-complex="normal" style:font-weight-complex="normal"/>
    </style:style>
    <style:style style:name="T69" style:family="text">
      <style:text-properties fo:font-style="normal" style:text-underline-style="none" style:font-style-asian="normal" style:font-style-complex="normal"/>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style:text-line-through-style="solid" style:text-line-through-type="single"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style:style style:name="T87" style:family="text">
      <style:text-properties fo:font-size="10pt" style:font-size-asian="10pt" style:font-size-complex="10pt"/>
    </style:style>
    <style:style style:name="T88" style:family="text">
      <style:text-properties fo:font-size="8pt" style:font-size-asian="8pt" style:font-size-complex="8pt"/>
    </style:style>
    <style:style style:name="T89" style:family="text">
      <style:text-properties officeooo:rsid="000c98df"/>
    </style:style>
    <style:style style:name="T90" style:family="text">
      <style:text-properties officeooo:rsid="00111194"/>
    </style:style>
    <style:style style:name="T91" style:family="text">
      <style:text-properties officeooo:rsid="0012dc2a"/>
    </style:style>
    <style:style style:name="T92" style:family="text">
      <style:text-properties officeooo:rsid="00180326"/>
    </style:style>
    <style:style style:name="T93" style:family="text">
      <style:text-properties officeooo:rsid="00181c4b"/>
    </style:style>
    <style:style style:name="T94" style:family="text">
      <style:text-properties officeooo:rsid="001af0d7"/>
    </style:style>
    <style:style style:name="T95" style:family="text">
      <style:text-properties officeooo:rsid="001bf8fa"/>
    </style:style>
    <style:style style:name="T96" style:family="text">
      <style:text-properties officeooo:rsid="0020bfc7"/>
    </style:style>
    <style:style style:name="T97" style:family="text">
      <style:text-properties officeooo:rsid="0023be52"/>
    </style:style>
    <style:style style:name="T98" style:family="text">
      <style:text-properties officeooo:rsid="00249cac"/>
    </style:style>
    <style:style style:name="T99" style:family="text">
      <style:text-properties officeooo:rsid="0024cdcf"/>
    </style:style>
    <style:style style:name="T100" style:family="text">
      <style:text-properties officeooo:rsid="0025c9ec"/>
    </style:style>
    <style:style style:name="T101" style:family="text">
      <style:text-properties officeooo:rsid="0027406f"/>
    </style:style>
    <style:style style:name="T102" style:family="text">
      <style:text-properties officeooo:rsid="002a7460"/>
    </style:style>
    <style:style style:name="T103" style:family="text">
      <style:text-properties officeooo:rsid="002d3c76"/>
    </style:style>
    <style:style style:name="T104" style:family="text">
      <style:text-properties officeooo:rsid="002d9c12"/>
    </style:style>
    <style:style style:name="T105" style:family="text">
      <style:text-properties officeooo:rsid="0030e335"/>
    </style:style>
    <style:style style:name="T106" style:family="text">
      <style:text-properties officeooo:rsid="00315a16"/>
    </style:style>
    <style:style style:name="T107" style:family="text">
      <style:text-properties officeooo:rsid="0032a7bd"/>
    </style:style>
    <style:style style:name="T108" style:family="text">
      <style:text-properties officeooo:rsid="0033f2c2"/>
    </style:style>
    <style:style style:name="T109" style:family="text">
      <style:text-properties officeooo:rsid="00348bd2"/>
    </style:style>
    <style:style style:name="T110" style:family="text">
      <style:text-properties officeooo:rsid="00365c30"/>
    </style:style>
    <style:style style:name="T111" style:family="text">
      <style:text-properties officeooo:rsid="00371b80"/>
    </style:style>
    <style:style style:name="T112" style:family="text">
      <style:text-properties officeooo:rsid="00387624"/>
    </style:style>
    <style:style style:name="T113" style:family="text">
      <style:text-properties officeooo:rsid="0039200a"/>
    </style:style>
    <style:style style:name="T114" style:family="text">
      <style:text-properties officeooo:rsid="00397c3b"/>
    </style:style>
    <style:style style:name="T115" style:family="text">
      <style:text-properties officeooo:rsid="003a7da8"/>
    </style:style>
    <style:style style:name="T116" style:family="text">
      <style:text-properties officeooo:rsid="003b7183"/>
    </style:style>
    <style:style style:name="T117" style:family="text">
      <style:text-properties officeooo:rsid="0041ad1a"/>
    </style:style>
    <style:style style:name="T118" style:family="text">
      <style:text-properties officeooo:rsid="00444e5e"/>
    </style:style>
    <style:style style:name="T119" style:family="text">
      <style:text-properties officeooo:rsid="00459ad7"/>
    </style:style>
    <style:style style:name="T120" style:family="text">
      <style:text-properties officeooo:rsid="00489f66"/>
    </style:style>
    <style:style style:name="T121" style:family="text">
      <style:text-properties officeooo:rsid="004b1b00"/>
    </style:style>
    <style:style style:name="T122" style:family="text">
      <style:text-properties officeooo:rsid="004b5e41"/>
    </style:style>
    <style:style style:name="T123" style:family="text">
      <style:text-properties officeooo:rsid="004c9b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1">Последний фанфик</text:h>
      <text:p text:style-name="P53"/>
      <text:h text:style-name="P17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2">–</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9"> скрывая дрожь в голосе.</text:span></text:p>
      <text:p text:style-name="P70"/>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4"><text:note text:id="ftn1" text:note-class="footnote"><text:note-citation>1</text:note-citation><text:note-body><text:p text:style-name="P149">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9">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2">RnD-</text:span><text:span text:style-name="T1">зона</text:span><text:span text:style-name="T1"><text:note text:id="ftn3" text:note-class="footnote"><text:note-citation>3</text:note-citation><text:note-body><text:p text:style-name="P149">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5"><text:span text:style-name="T12">– Нэш, к</text:span>ак называется наш проект?</text:p>
      <text:p text:style-name="P83"><text:span text:style-name="T8">– </text:span><text:span text:style-name="T70">Дайсон.</text:span></text:p>
      <text:p text:style-name="P83"><text:span text:style-name="T8">– </text:span><text:span text:style-name="T70">Сколько тебе лет?</text:span></text:p>
      <text:p text:style-name="P83"><text:span text:style-name="T8">– </text:span><text:span text:style-name="T70">Два года с начала запуска кластера.</text:span></text:p>
      <text:p text:style-name="P83"><text:soft-page-break/><text:span text:style-name="T8">– </text:span><text:span text:style-name="T70">Какой сейчас год?</text:span></text:p>
      <text:p text:style-name="P83"><text:span text:style-name="T8">– </text:span><text:span text:style-name="T60">20</text:span><text:span text:style-name="T46">19</text:span><text:span text:style-name="T70">-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93">«Выживание корпорации в условиях жёсткой конкуренции с ограниченными ресурсами. Случай 16».</text:p>
      <text:p text:style-name="P93">…</text:p>
      <text:p text:style-name="P93">…</text:p>
      <text:p text:style-name="P93">…</text:p>
      <text:p text:style-name="P93">Решение.</text:p>
      <text:p text:style-name="P93">…</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67">, </text:span><text:span text:style-name="T5">в некоем городе живёт брадобрей, который бреет всех людей, которые не бреются сами. Вопрос: кто бреет брадобрея</text:span><text:span text:style-name="T67">?</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6">incompatible interface Analytics v.0.93 beta</text:span>”</text:p>
      <text:p text:style-name="P32">Ага, уже теплее.</text:p>
      <text:p text:style-name="P32"/>
      <text:p text:style-name="P83"><text:span text:style-name="T8">– Нэш</text:span><text:span text:style-name="T70">,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13">Бип-бип-бип.</text:p>
      <text:p text:style-name="P113"/>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5">***</text:p>
      <text:p text:style-name="P145"/>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text:span text:style-name="T63">–</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9">тридцатичетырёх</text:span><text:span text:style-name="T38">этажного </text:span><text:span text:style-name="T39">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9">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8">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4"/>
      <text:p text:style-name="P1">Я вспомнил<text:span text:style-name="T38"> </text:span><text:span text:style-name="T39">Юджина</text:span><text:span text:style-name="T1">,</text:span> <text:span text:style-name="T39">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4"/>
      <text:p text:style-name="P1"><text:span text:style-name="T1">Юджин</text:span> тогда совершил глупость, большую глупость. Я ему давно го<text:span text:style-name="T63">ворил </text:span><text:span text:style-name="T2">—</text:span><text:span text:style-name="T63">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3">А у нас получается… </text:span><text:span text:style-name="T2">–</text:span><text:span text:style-name="T63">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9">AI <text:span text:style-name="T2">– </text:span><text:span text:style-name="T6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8">Тридцать чет</text:span><text:span text:style-name="T39">ыре</text:span><text:span text:style-name="T38"> </text:span>этаж<text:span text:style-name="T1">а</text:span>! Пиздец, <text:span text:style-name="T1">—</text:span> успел подумать я, <text:span text:style-name="T1">прежде чем </text:span>сознание выключилось.</text:p>
      <text:p text:style-name="P1"/>
      <text:h text:style-name="P174" text:outline-level="2">2. Пробуждение</text:h>
      <text:p text:style-name="P30"/>
      <text:p text:style-name="P1"><text:span text:style-name="T43">Сознание рестартовало после того, как я гребанулся </text:span><text:span text:style-name="T63">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63">ткрыл глаза, тщётно пытаясь вдохнуть. Образ, </text:span><text:span text:style-name="T2">который я </text:span><text:span text:style-name="T63">пару мгновений назад </text:span><text:span text:style-name="T2">видел на фоне </text:span><text:span text:style-name="T63">звёзд, теперь сфокусировался прямо у моего носа. Точёная голова с резко очерчеными скулами в ореоле </text:span><text:soft-page-break/><text:span text:style-name="T63">живого переливающегося сияния, огромные глаза на треть морды, </text:span><text:span text:style-name="T2">грациозные</text:span><text:span text:style-name="T63"> настороженные уши, нежный розов</text:span><text:span text:style-name="T2">атый</text:span><text:span text:style-name="T63"> нос, венчающая голову </text:span><text:span text:style-name="T2">высокая тиара</text:span><text:span text:style-name="T63">. И приковывающая к себе внимание звёздочка, та самая магическая искорка </text:span><text:span text:style-name="T19">—</text:span><text:span text:style-name="T63">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2">–</text:span> Она очнулась. Хвала небу, нам это удалось!</text:p>
      <text:p text:style-name="P32"/>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3">, </text:span><text:span text:style-name="T2">а от валиума таких глюков у меня ни разу не было. <text:s/>Да и не должно быть — это же не ЛСД какой-нибудь</text:span><text:span text:style-name="T63">.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9">…</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8">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8">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65">Jack of Hearts</text:span><text:span text:style-name="T65"><text:note text:id="ftn7" text:note-class="footnote"><text:note-citation>7</text:note-citation><text:note-body><text:p text:style-name="Footnote"><text:bookmark text:name="result_box1"/><text:span text:style-name="T65">Jack of Hearts</text:span> <text:span text:style-name="T1">– Червовый валет (фр.)</text:span></text:p></text:note-body></text:note></text:span><text:span text:style-name="T65"> , </text:span><text:span text:style-name="T1">Сахарная Ватка</text:span><text:span text:style-name="T65">!</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8">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38">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8">надреснутым голосом.</text:span></text:p>
      <text:p text:style-name="P70"/>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38">, опустив голову на пол.</text:span></text:p>
      <text:p text:style-name="P70"/>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38">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0"><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74" text:outline-level="2">3. Норф</text:h>
      <text:p text:style-name="P86"/>
      <text:p text:style-name="P22">Глава IV. Пределы магии</text:p>
      <text:p text:style-name="P19"/>
      <text:p text:style-name="P22"><text:soft-page-break/>Вашему покорному слуге известны четыре предела магии: </text:p>
      <text:p text:style-name="P22"/>
      <text:list xml:id="list4871357533174864245"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49">– <text:span text:style-name="T1">Восемь, учитель!</text:span></text:p><text:p text:style-name="P149">–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8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4"/>
      <text:p text:style-name="P8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4"/>
      <text:p text:style-name="P84"><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4"/>
      <text:p text:style-name="P8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4"> </text:span>гор.</text:p>
      <text:p text:style-name="P84"/>
      <text:p text:style-name="P8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4"/>
      <text:p text:style-name="P8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4"><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4">Так, что тут у нас?</text:p>
      <text:p text:style-name="P84"/>
      <text:p text:style-name="P84">“<text:span text:style-name="T36">Новости двора: </text:span><text:span text:style-name="T9">состояние </text:span><text:span text:style-name="T36">здоровь</text:span><text:span text:style-name="T9">я</text:span><text:span text:style-name="T36">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6">В Додж-Сити продолжаются исчезновения пони. Шериф подал в отставку…</text:span>”. “<text:span text:style-name="T36">Чужестранец-человек осваивается в Кантерлоте. Атмосфера столицы благотворно влияет на агрессивный нрав королевского гостя…</text:span>”</text:p>
      <text:p text:style-name="P84"/>
      <text:p text:style-name="P84">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4">Газета полетела в мусорное ведро.</text:p>
      <text:p text:style-name="P84"/>
      <text:p text:style-name="P84">Я потянулся. Хватит на сегодня чтения. Настало время ежедневной прогулки по городу. Тем более, что у меня есть деньги.</text:p>
      <text:p text:style-name="P84"/>
      <text:p text:style-name="P8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4"/>
      <text:p text:style-name="P84">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4">Так что даже на ремонт одежды и покупку необходимых в повседневной жизни мелочей у меня финансов не было. До недавнего времени.</text:p>
      <text:p text:style-name="P8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4"/>
      <text:p text:style-name="P84">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4"><text:soft-page-break/><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8">Но, блин, корявые пальцы внесли свою коррективу в шопинг-план!</text:p>
      <text:p text:style-name="P18"/>
      <text:p text:style-name="P84"><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8">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8">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32">Магдалена Фрискай-Каррус, </text:span><text:span text:style-name="T3">2088</text:span><text:span text:style-name="T57"> – </text:span><text:span text:style-name="T44">2135</text:span><text:span text:style-name="T57"> A.C.</text:span><text:span text:style-name="T39">»</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38">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0"/>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70"><text:soft-page-break/>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pan text:style-name="T12">– Анонимус</text:span>, ну зачем так…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36"/>
      <text:p text:style-name="P48"><text:span text:style-name="T12">Аликорница уселась н</text:span>а пол <text:span text:style-name="T12">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36"/>
      <text:p text:style-name="P49">***</text:p>
      <text:p text:style-name="P49"/>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2">– </text:span>Вот, читай отсюда, <text:span text:style-name="T12">– а</text:span>ликорница подчеркнула абзац копытом.</text:p>
      <text:p text:style-name="P48"/>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
      <text:p text:style-name="P64">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4"/>
      <text:p text:style-name="P64">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
      <text:p text:style-name="P64">Но величайшая справедливость юниверсума заключается в том, что не существует безвыходных положений. Всегда есть надежда.</text:p>
      <text:p text:style-name="P64"/>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4"/>
      <text:p text:style-name="P64">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73">Прижав </text:span>уши к голове, <text:span text:style-name="T73">она дала</text:span> задний ход <text:span text:style-name="T73">и </text:span>выкарабкалась обратно. Окинув библиотеку отчаянным взглядом, <text:span text:style-name="T73">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7">и-и-и</text:span>-<text:span text:style-name="T88">а-а-а</text:span>…</text:p>
      <text:p text:style-name="P48"/>
      <text:p text:style-name="P48">…</text:p>
      <text:p text:style-name="P48"/>
      <text:p text:style-name="P64">Я открываю глаза.</text:p>
      <text:p text:style-name="P64">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4">Странно. Почему я не ощущаю его? Впрочем, неважно!</text:p>
      <text:p text:style-name="P64">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4">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71">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64">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78"/>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2">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8">Ох, нет! Нет-нет-нет!!!</text:p>
      <text:p text:style-name="P78"/>
      <text:p text:style-name="P78"><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8">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8"/>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7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64">…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4"/>
      <text:p text:style-name="P64">– Эй, мужик, тебе плохо?</text:p>
      <text:p text:style-name="P64">На меня озабоченно уставилась парочка, ещё недавно сидевшая ко мне спиной на скамейке.</text:p>
      <text:p text:style-name="P64">Я принял сидячее положение, беспомощно хлопая глазами. Что? Где? Как?</text:p>
      <text:p text:style-name="P64">– Сам домой доберёшься? Может, вызвать скорую?</text:p>
      <text:p text:style-name="P64">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4">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4">Я перегнулся через перила и меня стошнило.</text:p>
      <text:p text:style-name="P64">Красавец! Мало тебе проблем с сердцем, так ты и печень, похоже, гробанул. Молодец, Анон, пей дальше!</text:p>
      <text:p text:style-name="P64">Спустившись в квартиру, я лёг на диван, натянул наушники и закрыл глаза.</text:p>
      <text:p text:style-name="P64">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36">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6">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6">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0"/>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73"> </text:span>выбрал единственный способ выиграть несколько секунд жизни — спрыгнул со скалы вниз, к Кантерлоту.</text:p>
      <text:p text:style-name="P48"/>
      <text:p text:style-name="P74">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33">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3">любви</text:span> начинаешь понимать только тогда, когда <text:span text:style-name="T73">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4">День 137344</text:p>
      <text:p text:style-name="P6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4">…</text:p>
      <text:p text:style-name="P64">День 287651</text:p>
      <text:p text:style-name="P6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4">…</text:p>
      <text:p text:style-name="P64">День 364886</text:p>
      <text:p text:style-name="P64">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74" text:outline-level="2">8. Стыд</text:h>
      <text:p text:style-name="P146"/>
      <text:p text:style-name="P64">~~~ Завтра на семь в библиотеке. Селестия ~~~</text:p>
      <text:p text:style-name="P64"/>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3">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2">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Если пошёл <text:soft-page-break/>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8"/>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2">–</text:span> Эмм… Они… м-м-м… не больны… в некотором смысле… <text:span text:style-name="T12">–</text:span> гонец изо всех сил ковырял копытом 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40">—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40">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63">старший. </text:span><text:span text:style-name="T2">–</text:span><text:span text:style-name="T6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40">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Ах, если б только сестра умела управляться со своими эмоциями так же, как с магией <text:span text:style-name="T1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2">10</text:span>. (40*<text:span text:style-name="T12">ctg(Pi/4)-6)/(ln(e)-sin(0))</text:span></text:h>
      <text:p text:style-name="P48"/>
      <text:p text:style-name="P64">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34"> </text:span>(быть может, к счастью). Всё, что я могу <text:span text:style-name="T12">— оставить тебе напутствие.</text:span></text:p>
      <text:p text:style-name="P42"/>
      <text:p text:style-name="P64"><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4"><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text:span></text:p>
      <text:p text:style-name="P42">Брось. </text:p>
      <text:p text:style-name="P64"><text:span text:style-name="T12">Прежде чем обижаться, вспомни свой собственный мир. Так ли он хорош? Счастлив ли ты в нём? </text:span>Можешь ли ты сказать, что он лучше этого?</text:p>
      <text:p text:style-name="P64"><text:soft-page-break/>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В этом его слабость <text:span text:style-name="T12">— </text:span>он может меняться и в плохую сторону. От тебя зависит, в какую.</text:p>
      <text:p text:style-name="P64"/>
      <text:p text:style-name="P64">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64"/>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хоть и малость не от мира сего! Чисто, культурно, вежливо. Дворецкий </text:span><text:span text:style-name="T14">—</text:span><text:span text:style-name="T12"> скопидом, конечно, но это работа у него такая. </text:span>Блин, м<text:span text:style-name="T12">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2">–</text:span> Уже иду. Где я могу её найти?</text:p>
      <text:p text:style-name="P1"><text:span text:style-name="T12">–</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3">– Не слишком далеко отсюда. Два дня пути на дирижабле </text:span><text:span text:style-name="T49">— и приют для престарелых минотавров </text:span><text:span text:style-name="T61">“</text:span><text:span text:style-name="T62">Поле Кровожадной Брани</text:span><text:span text:style-name="T61">”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9"/>
      <text:p text:style-name="P79">Я скосил глаз на стражника. Тот сжал губы, но надувшиеся щёки выдавали еле сдерживаемое ржание.</text:p>
      <text:p text:style-name="P79">Проклятье! Чёртов троллоло издевается надо мной! Лишь наше прибытие сдержало рвущиеся наружу ругательства.</text:p>
      <text:p text:style-name="P79"/>
      <text:p text:style-name="P1"><text:span text:style-name="T66">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9">—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3">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49">— книжный шкаф и напольная подставка для чтения с </text:span><text:span text:style-name="T40">упором в виде </text:span><text:span text:style-name="T49">голов</text:span><text:span text:style-name="T40">ы</text:span><text:span text:style-name="T4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40">жаровни</text:span><text:span text:style-name="T49"> и фонтанчик</text:span><text:span text:style-name="T40">а</text:span><text:span text:style-name="T49">. </text:span><text:span text:style-name="T40">Каменный пол комнаты был покрыт розовым ковром с длиннейшим ворсом.</text:span><text:span text:style-name="T49"> </text:span><text:span text:style-name="T40">Его центр занимал высокий </text:span><text:span text:style-name="T49">кругл</text:span><text:span text:style-name="T40">ый</text:span><text:span text:style-name="T49"> </text:span><text:span text:style-name="T40">футон</text:span><text:span text:style-name="T49"> </text:span><text:span text:style-name="T40">с</text:span><text:span text:style-name="T49"> велик</text:span><text:span text:style-name="T40">им</text:span><text:span text:style-name="T49"> множество</text:span><text:span text:style-name="T40">м</text:span><text:span text:style-name="T49"> подушек. Среди них я с удивлением заметил плюшевую единорожку </text:span><text:span text:style-name="T40">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8"/>
      <text:p text:style-name="P48">Огонь в камине разгорелся. <text:span text:style-name="T12">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1">Мне печалиться не стоит</text:p><text:p text:style-name="P151">Жизнь прекрасна и полн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 —</text:p><text:p text:style-name="P151">Но друзья остались в прошлом,</text:p><text:p text:style-name="P151">Пустота пришла в мой 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2">–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35">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text:span text:style-name="T1">водку</text:span> у вас принято пить?</text:p>
      <text:p text:style-name="P34"><text:span text:style-name="T12">–</text:span> Некоторые употребляют. Но правительница Эквестрии, пьющая кальвадос <text:span text:style-name="T1">—</text:span> это уже черезчур, <text:span text:style-name="T12">–</text:span> Селестия засмеялась.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36"/>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8">Аликорница в недоумении взглянула на меня.</text:p>
      <text:p text:style-name="P48"><text:span text:style-name="T12">–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40">«</text:span>сказочной обезьяне из Вечнодикого леса<text:span text:style-name="T40">»</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9">– </text:span><text:span text:style-name="T40">Говорят, в Додж-сити почти не осталось жителей. В местном депо перестали обслуживать паровозы из-за нехватки рабочих. Старик </text:span><text:span text:style-name="T49">–</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9">– </text:span><text:span text:style-name="T53">А из Пинто Крик уже месяц нет новостей…</text:span></text:p>
      <text:p text:style-name="P3"><text:span text:style-name="T49">– </text:span><text:span text:style-name="T5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53">– </text:span>“<text:span text:style-name="T1">Что я могу сделать, чтобы вернуть всё назад?</text:span>”</text:p>
      <text:p text:style-name="P16"><text:span text:style-name="T53">– </text:span><text:span text:style-name="T40">Так и сказала?</text:span></text:p>
      <text:p text:style-name="P1"><text:span text:style-name="T49">–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3">– </text:span><text:span text:style-name="T40">Что бы это значило, Флёр?</text:span></text:p>
      <text:p text:style-name="P16"><text:span text:style-name="T53">–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70">–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
      <text:p text:style-name="P70">…</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0"><text:soft-page-break/>– Леди и джентльпони! Приём окончен! Её Высочество принцесса Селестия будет рада видеть <text:s/>вас в следующую среду!</text:p>
      <text:p text:style-name="P70"/>
      <text:p text:style-name="P70">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0"/>
      <text:p text:style-name="P70">… </text:p>
      <text:p text:style-name="P70"/>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8">—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36">— </text:span><text:span text:style-name="T70">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7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73">Аликорница</text:span> и так выглядела неважно.</text:p>
      <text:p text:style-name="P36"><text:soft-page-break/></text:p>
      <text:p text:style-name="P36">Поза <text:span text:style-name="T73">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73">и </text:span>у грифонов, <text:span text:style-name="T73">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4"/>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олени, бизоны и многие другие.</text:p>
      <text:p text:style-name="P64"/>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64">–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4"/>
      <text:p text:style-name="P64">– Ма-ам, а со мной связан элементаль?</text:p>
      <text:p text:style-name="P64">– Конечно, Эйприл. В каждом из нас есть её бессмертная искорка.</text:p>
      <text:p text:style-name="P64"/>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4">–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4">Так возникли аликорны.</text:p>
      <text:p text:style-name="P64"/>
      <text:p text:style-name="P64">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3">М</text:span>еняет <text:span text:style-name="T73">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4">Имя её было Селестия.</text:p>
      <text:p text:style-name="P64">За ней последовала и сестра её, <text:span text:style-name="T12">Луна</text:span>.</text:p>
      <text:p text:style-name="P64"/>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4">То есть, всегда.</text:p>
      <text:p text:style-name="P64"/>
      <text:p text:style-name="P64">Тут и сказке конец. А теперь, Эйприл, залазь на полку и закрывай глазки.</text:p>
      <text:p text:style-name="P64">– Ну ма-ам! Раскажи ещё что-нибудь! Про Сомбру! Или про Дискорда!</text:p>
      <text:p text:style-name="P64">–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text:span text:style-name="T73">мино</text:span>тавра?</text:p>
      <text:p text:style-name="P64">– <text:s/>Тебя забрать я ему не дам. А в дядю не тыкай копытом, это невежливо! Спи уже, моя маленькая!</text:p>
      <text:p text:style-name="P64">– Поцелуй меня на ночь, ма-ам!</text:p>
      <text:p text:style-name="P64">– Конечно, моя хорошая…</text:p>
      <text:p text:style-name="P64"><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8"/>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0"/>
      <text:p text:style-name="P70">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0"/>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6">.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0">И это ты ещё не видел, что творится в других министерствах, Анонимус! За тысячу лет Нашего отсутствия Сестра превратила М<text:span text:style-name="T38">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0"/>
      <text:p text:style-name="P47">***</text:p>
      <text:p text:style-name="P35"/>
      <text:p text:style-name="P35"><text:span text:style-name="T66">– </text:span><text:span text:style-name="T4">История Понивилля начинается с того благословенного дня, когда принцесса Селестия подарила семейству Эппл </text:span><text:span text:style-name="T66">— </text:span><text:span text:style-name="T4">тогда, правда, это ещё были Смиты </text:span><text:span text:style-name="T66">—</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66">—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9">–</text:span><text:span text:style-name="T40">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9">Я </text:span><text:span text:style-name="T40">присел на лавочку</text:span><text:span text:style-name="T49">. </text:span><text:span text:style-name="T40">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36">отнюдь не рекомендация</text:span><text:span text:style-name="T70">...</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40">– Ну что же…</text:span><text:span text:style-name="T49"> Почту за честь работать </text:span><text:span text:style-name="T40">под твоим руководством, Анон</text:span><text:span text:style-name="T49">. Погоди немного, я </text:span><text:span text:style-name="T40">приведу себя в порядок</text:span><text:span text:style-name="T49"> и расскажу тебе, насколько далеко смогла продвинуться. Быть может… </text:span><text:span text:style-name="T40">–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6"><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6"/>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33">«…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9"/>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8"><text:span text:style-name="T1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text:span>ещё<text:span text:style-name="T12">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4">– Ага, он был закладкой в четвёртом номере «PlayMare», в разделе «Тридцать две позы, которые удивят вашу френдпони».</text:p>
      <text:p text:style-name="P64">– Спайк! Немедленно ложись спать!</text:p>
      <text:p text:style-name="P64">– Уже иду. Кукурузу только доем и иду.</text:p>
      <text:p text:style-name="P64">– Кстати, а что за безумие было у Стар Свирла?</text:p>
      <text:p text:style-name="P64">–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4">– <text:span text:style-name="T70">Надо же! Ты вторая пони в Эквестрии после Селестии, кто упоминает о людях. И то, Селестия отзывалась о нас, как о сказочных существах.</text:span></text:p>
      <text:p text:style-name="P64">–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4">–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несколько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text:soft-page-break/></text:p>
      <text:p text:style-name="P65">***</text:p>
      <text:p text:style-name="P86"/>
      <text:p text:style-name="P64">Дата: 12.04.2142 А.<text:span text:style-name="T12">C</text:span>.</text:p>
      <text:p text:style-name="P64">Эксперимент: заклинание Прозрения</text:p>
      <text:p text:style-name="P64">Испытуемая: Эпплджек</text:p>
      <text:p text:style-name="P64">Синопсис: запись сна со слов испытуемой</text:p>
      <text:p text:style-name="P64">Замечания: после эксперимента в гриве у испытуемой появился седой локон.</text:p>
      <text:p text:style-name="P65"/>
      <text:p text:style-name="P65">~~~</text:p>
      <text:p text:style-name="P65"/>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4">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2">— солнце. Моё солнце.</text:span><text:span text:style-name="T46">”</text:span></text:p>
      <text:p text:style-name="P67"/>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6">ведь </text:span><text:span text:style-name="T52">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38">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8"> </text:span><text:span text:style-name="T47">Видения этих городов</text:span><text:span text:style-name="T58"> дрожали, <text:s/>пересекались </text:span><text:span text:style-name="T47">и постоянно множились</text:span><text:span text:style-name="T58">.</text:span></text:p>
      <text:p text:style-name="P46">У меня дико заболела голова, мне казалось, она вылезет из шляпы распухшим шаром. Я закрыла глаза.</text:p>
      <text:p text:style-name="P64"/>
      <text:p text:style-name="P64">Примечание: ПипБак? Стойло?</text:p>
      <text:p text:style-name="P1"/>
      <text:p text:style-name="P2">***</text:p>
      <text:p text:style-name="P1"/>
      <text:p text:style-name="P64">Дата: 12.04.<text:span text:style-name="T12">2142</text:span> А.С.</text:p>
      <text:p text:style-name="P64">Эксперимент: заклинание Прозрения</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Фигасе… Человеки рулят…» <text:span text:style-name="T16">—</text:span><text:span text:style-name="T17"> </text:span><text:span text:style-name="T70">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64">Дата: 12.04.<text:span text:style-name="T12">2142</text:span> А.С.</text:p>
      <text:p text:style-name="P64">Эксперимент: заклинание Прозрения</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43">~~~</text:p>
      <text:p text:style-name="P43"/>
      <text:p text:style-name="P1"><text:span text:style-name="T4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2">—</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52">чёрный экран?</text:span></text:p>
      <text:p text:style-name="P44"/>
      <text:p text:style-name="P49">***</text:p>
      <text:p text:style-name="P48"/>
      <text:p text:style-name="P64">Дата: 12.04.<text:span text:style-name="T12">2142</text:span> А.С.</text:p>
      <text:p text:style-name="P64"><text:soft-page-break/>Эксперимент: заклинание Прозрения</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43">~~~</text:p>
      <text:p text:style-name="P43"/>
      <text:p text:style-name="P64">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е: через месяц волосы испытуемой пришли в обычное состояние, хотя при встрече с Рэйнбоу Дэш она по прежнему прячет глаза.</text:p>
      <text:p text:style-name="P64"/>
      <text:p text:style-name="P65">***</text:p>
      <text:p text:style-name="P64"/>
      <text:p text:style-name="P64">Дата: 12.04.<text:span text:style-name="T12">2142</text:span> А.С.</text:p>
      <text:p text:style-name="P64">Эксперимент: заклинание Прозрения</text:p>
      <text:p text:style-name="P64">Испытуемая: Флаттершай</text:p>
      <text:p text:style-name="P64">Синопсис: описание пробуждения испытуемой</text:p>
      <text:p text:style-name="P64">Замечания: получить описание сна оказалось невозможным. </text:p>
      <text:p text:style-name="P64"/>
      <text:p text:style-name="P43">~~~</text:p>
      <text:p text:style-name="P43"/>
      <text:p text:style-name="P64">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е 1: при виде кексиков истерика случилась с Пинки Пай.</text:p>
      <text:p text:style-name="P64">Примечание 2: через месяц испытуемая избавилась от страха перед Рэйнбоу Дэш, хотя при виде радуги по-прежнему старается спрятаться.</text:p>
      <text:p text:style-name="P64"/>
      <text:p text:style-name="P2">***</text:p>
      <text:p text:style-name="P1"/>
      <text:p text:style-name="P22">Сим повелеваем прекратить дальнейшие эксперименты<text:span text:style-name="T38"> с использованием </text:span><text:span text:style-name="T39">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6"/>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64"/>
      <text:p text:style-name="P64">Привет, Сел (несмотря ни на что, мне всё же хочется называть тебя так. Ты же не против?).</text:p>
      <text:p text:style-name="P64">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4"/>
      <text:p text:style-name="P105">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64">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7">Смысл снов остальных участников опыта для меня остаётся загадкой. Посылаю тебе дневник эксперимента, это лучше всяких словесных описаний.</text:p>
      <text:p text:style-name="P64">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4">Кроме того, Твайлайт в научном рвении сожгла кучу оборудования, что обусловило невозможность дальнейших исследований физически.</text:p>
      <text:p text:style-name="P64"/>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4">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4"/>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64"/>
      <text:p text:style-name="P64">«…Старый Сенбе говорит вам, маленькие иго-го, и вам, взрослые воины Нзака, и вам <text:span text:style-name="T66">— </text:span>тем, кто будет читать слова глупого старика в конце времён.</text:p>
      <text:p text:style-name="P64">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4">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4">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4"/>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70">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text:span><text:soft-page-break/><text:span text:style-name="T12">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53">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text:span><text:span text:style-name="T1">щекотал уши и шуршал</text:span><text:span text:style-name="T12"> </text:span><text:span text:style-name="T1">занавесками открытого окна</text:span><text:span text:style-name="T12">. Я раскрыл глаза, в который раз наслаждаясь ясной головой </text:span><text:span text:style-name="T49">—</text:span><text:span text:style-name="T12"> роскошью, недоступной мне за </text:span><text:span text:style-name="T1">годы</text:span><text:span text:style-name="T12">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2">—</text:span> струя воды сметёт весь песок и может облить всех рядом присутствующих.</text:p>
      <text:p text:style-name="P48">– Правильно! – единорожка кивнула.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Я всего лишь единорог, не то, что некоторые!</text:span><text:span text:style-name="T49"> </text:span><text:span text:style-name="T40">Мощнее ускорителя только магия аликорнов и Элементов Гармонии. Если бы я была…</text:span><text:span text:style-name="T12">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2"><text:span text:style-name="T49">– Я </text:span><text:span text:style-name="T53">всегда буду оставаться в тени, </text:span><text:span text:style-name="T49">– </text:span><text:span text:style-name="T53">хлюпала книгоежка. </text:span><text:span text:style-name="T49">–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104"><text:span text:style-name="T12">– </text:span>Ты?!</text:p>
      <text:p text:style-name="P104"><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4"><text:span text:style-name="T12">–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4"><text:soft-page-break/><text:span text:style-name="T12">– </text:span>Не скажу. Заклинания Стар Свирла Бородатог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5">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70"/>
      <text:p text:style-name="P70">Книгоежка с жаром закивала.</text:p>
      <text:p text:style-name="P34"><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2">– </text:span><text:span text:style-name="T1">Нет. И заводить не собираюсь!</text:span></text:p>
      <text:p text:style-name="P34"><text:span text:style-name="T12">– </text:span><text:span text:style-name="T1">Упс! Эмм… А друзья?</text:span></text:p>
      <text:p text:style-name="P34"><text:span text:style-name="T12">– </text:span><text:span text:style-name="T1">У меня был друг. Упал с крыши дома два месяца назад.</text:span></text:p>
      <text:p text:style-name="P70"/>
      <text:p text:style-name="P70">Уши единорожки опустились.</text:p>
      <text:p text:style-name="P1"><text:span text:style-name="T12">–</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2">–</text:span> Всё в порядке, Твайлайт.<text:span text:style-name="T12"> </text:span><text:span text:style-name="T1">Как бы то ни было,</text:span> <text:span text:style-name="T1">я готов рискнуть. Зекора сказала, что Великое Откровение мне не повредит, </text:span><text:span text:style-name="T39">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9">—</text:span><text:span text:style-name="T1"> к счастью, силы заклинания не хватило. Для того, чтобы я смог подойти вплотную</text:span><text:span text:style-name="T40">,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9">—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40">«кстати, это идея…»</text:span></text:p>
      <text:p text:style-name="P48"/>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2">– </text:span><text:span text:style-name="T1">Ерунда! Там стоит запрет только для пони. На приматах Луна экспериментировать не запрещала</text:span><text:span text:style-name="T40">.</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36">Чужестранец-примат разбил сердце нашей обожаемой Селестии! Двор в отчаянии </text:span><text:span text:style-name="T16">—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фермерша. <text:span text:style-name="T12">–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2">–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2">–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2">–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2">–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7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70">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2">– </text:span>Свободно? <text:span text:style-name="T12">– </text:span>спросил я у пони, сидящей за столиком.</text:p>
      <text:p text:style-name="P48"><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2">– </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8"><text:span text:style-name="T12">– </text:span>И салат «по-кантерлотски», <text:span text:style-name="T12">–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
      <text:p text:style-name="P50">Хм, а эта пони не из разговорчивых.</text:p>
      <text:p text:style-name="P50"/>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2">– </text:span>Мы с вами раньше встречались?</text:p>
      <text:p text:style-name="P50"><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2">–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2">–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2">– </text:span>Эмм… Скажи-ка мне, мой друг П-п-пинки… Легенда про фаэри <text:span text:style-name="T17">— </text:span><text:span text:style-name="T70">эт правда?</text:span></text:p>
      <text:p text:style-name="P48"><text:span text:style-name="T17">– </text:span><text:span text:style-name="T70">Какая из? Их много, вообще-то. Ик!</text:span></text:p>
      <text:p text:style-name="P48"><text:span text:style-name="T17">– </text:span><text:span text:style-name="T70">Про принцесс. Про то, что они фаэри, спустившиеся с неба во плоти, чтоб помогать пони управлять Эквестрией?</text:span></text:p>
      <text:p text:style-name="P48"><text:span text:style-name="T17">– Н</text:span><text:span text:style-name="T70">он-нон, </text:span><text:span text:style-name="T17">– </text:span><text:span text:style-name="T70">захихикала Пинки, взъерошив копытами розовые кудряшки и попытавшись соорудить из них бороду, </text:span><text:span text:style-name="T17">–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7">–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7">– </text:span><text:span text:style-name="T70">Ты что-о-о! Нельзя любить фаэри! Она похитит твоё сердце, и ты будешь искать её, пока не… </text:span><text:span text:style-name="T17">– </text:span><text:span text:style-name="T70">Пинки погрузилась мордочкой в так и не съеденный салат «по-кантерлотски» и захрапела.</text:span></text:p>
      <text:p text:style-name="P48"><text:span text:style-name="T17">– </text:span><text:span text:style-name="T70">Пока не умру?</text:span></text:p>
      <text:p text:style-name="P48"><text:span text:style-name="T17">– </text:span><text:span text:style-name="T70">Нет, глупенький, </text:span><text:span text:style-name="T17">– </text:span><text:span text:style-name="T70">пробулькала Пинки из миски. </text:span><text:span text:style-name="T17">– </text:span><text:span text:style-name="T70">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2">– </text:span>Судя по тому, как ты стремительно сбежал не попрощавшись, у тебя от меня проблемы, <text:span text:style-name="T12">– </text:span>заметила с укором кобылка. <text:span text:style-name="T12">– </text:span>Странно, мы, вроде, только сегодня познакомились.</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деваются пони? И куда пропала Скуталу?</text:p>
      <text:p text:style-name="P51"><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6">Приветствую тебя, мой маленький человек!</text:p>
      <text:p text:style-name="P66">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6"><text:soft-page-break/></text:p>
      <text:p text:style-name="P66">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6"/>
      <text:p text:style-name="P66">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2">—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2">— </text:span>ключ к решению проблем Эквестрии.</text:p>
      <text:p text:style-name="P66"/>
      <text:p text:style-name="P66">Очень хочу надеяться, что остальная часть дневника описывает<text:span text:style-name="T12">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6"/>
      <text:p text:style-name="P66">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
      <text:p text:style-name="P66">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ерекочевали из снов в реальный мир.</text:p>
      <text:p text:style-name="P66"/>
      <text:p text:style-name="P66">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6"/>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
      <text:p text:style-name="P66"><text:soft-page-break/>Анон, мне крайне неудобно подгонять тебя.<text:span text:style-name="T12">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6"/>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2">P.S. Н</text:span>е гневите мироздание воровством! <text:span text:style-name="T36">Обмен рулит</text:span>!»</text:p>
      <text:p text:style-name="P66"/>
      <text:p text:style-name="P66">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6"/>
      <text:p text:style-name="P66">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6"/>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4"/>
      <text:h text:style-name="Heading_20_2" text:outline-level="2">16. Фетлок</text:h>
      <text:p text:style-name="P90"/>
      <text:p text:style-name="P51"><text:span text:style-name="T12">–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1"/>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2">– </text:span>Спасибо, но от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2"> </text:span>Как будто…</text:p>
      <text:p text:style-name="P51"><text:span text:style-name="T12">–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51"/>
      <text:p text:style-name="P134">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4"/>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pan text:style-name="T12">– </text:span>Безобразие! Верните мне деньги за билет!</text:p>
      <text:p text:style-name="P51"><text:span text:style-name="T12">– </text:span>Как вы смеете! Я опоздаю в порт! Вы будете платить неустойку! <text:s/><text:span text:style-name="T12">–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2">– </text:span>Эта дыра фиг знает на сколько длится! <text:span text:style-name="T12">– </text:span>заявила Дэш, выныривая из темноты. <text:span text:style-name="T12">–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2">– </text:span>Дэш, нам надо на ту сторону.</text:p>
      <text:p text:style-name="P51">Пегаска развела копытами.</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
      <text:p text:style-name="P51">Чёрт.</text:p>
      <text:p text:style-name="P51"/>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7">«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4">прочитал охранник, близоруко щурясь.</text:span></text:p>
      <text:p text:style-name="P51"/>
      <text:p text:style-name="P51"><text:span text:style-name="T12">– </text:span>Удостоверение личности предъявлять? <text:span text:style-name="T12">– </text:span>осведомился я.</text:p>
      <text:p text:style-name="P51"><text:span text:style-name="T12">– </text:span>Ч-ч-человек А-а-анонимус? <text:span text:style-name="T12">–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2">–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1"/>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развела копытами.</text:p>
      <text:p text:style-name="P51"/>
      <text:p text:style-name="P51"><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2">– </text:span>Ну уж фигушки. Я тебя тут не оставлю.</text:p>
      <text:p text:style-name="P51"><text:soft-page-break/><text:span text:style-name="T12">– </text:span>Дэш! <text:span text:style-name="T12">– </text:span>взмолился я. <text:span text:style-name="T12">–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2">– Ю-</text:span>хууу<text:span text:style-name="T12">!!!</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2">–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2">– </text:span>Ну,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2">–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2">– </text:span>ОГО!</text:p>
      <text:p text:style-name="P51">Единорожка аж села на крыльцо от удивления.</text:p>
      <text:p text:style-name="P51"/>
      <text:p text:style-name="P51"><text:span text:style-name="T12">–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2">– Т</text:span>ут Великая и Могучая Трикси впервые даёт представление в Кантерлоте, <text:span text:style-name="T12">– </text:span>отвлеклась от раздумий единорожка. <text:span text:style-name="T12">– </text:span>А вот тут мы успешно демонстрируем наш самый первый фокус!</text:p>
      <text:p text:style-name="P51"><text:span text:style-name="T12">– </text:span>А это, <text:span text:style-name="T12">– </text:span>оживилась единорожка, <text:span text:style-name="T12">–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2">– </text:span>Как бы то ни было, <text:span text:style-name="T12">– </text:span>единорожка смерила меня взглядом, <text:span text:style-name="T12">–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2">– </text:span>Не пойдёт! <text:span text:style-name="T12">– </text:span>заявил я. <text:span text:style-name="T12">– </text:span>Я уже сказал,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2">– </text:span>Трикси знала, что мы договоримся, <text:span text:style-name="T12">– </text:span>улыбнулась единорожка.</text:p>
      <text:p text:style-name="P51"/>
      <text:p text:style-name="P51">…</text:p>
      <text:p text:style-name="P38"><text:soft-page-break/></text:p>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Трикси, куда исчезла принцесса Селестия!</text:p>
      <text:p text:style-name="P51"><text:span text:style-name="T12">– </text:span>Так вот почему я не могла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2">–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36">Исчезновение дневной главы диархии: Эквестрия в панике!</text:span>» (статья двухдневной давности).</text:p>
      <text:p text:style-name="P51">«<text:span text:style-name="T36">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36">Да отстаньте же вы от меня! Он сказал, что ест пони, но я этого НЕ ВИДЕЛА!!!</text:span>»).</text:p>
      <text:p text:style-name="P51">«<text:span text:style-name="T3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6">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51"/>
      <text:p text:style-name="P72">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2">–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72"><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2">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7"/>
      <text:h text:style-name="Heading_20_2" text:outline-level="2">17. <text:span text:style-name="T1">Деградация</text:span></text:h>
      <text:p text:style-name="P97"/>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36">Добро пожаловать в Груммингтон! Вам здесь рады!</text:span></text:p>
      <text:p text:style-name="P51"><text:span text:style-name="T36">Население города </text:span><text:span text:style-name="T72">302 пони</text:span><text:span text:style-name="T36">.</text:span></text:p>
      <text:p text:style-name="P51"><text:span text:style-name="T72">250 пони</text:span><text:span text:style-name="T36">.</text:span></text:p>
      <text:p text:style-name="P51"><text:span text:style-name="T72">125 поней</text:span><text:span text:style-name="T36">.</text:span></text:p>
      <text:p text:style-name="P51"><text:span text:style-name="T36">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3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7"/>
      <text:p text:style-name="P67">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7"/>
      <text:p text:style-name="P67">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7"/>
      <text:p text:style-name="P67">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7"/>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7"/>
      <text:p text:style-name="P67">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7"/>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Анон. </text:span><text:span text:style-name="T32">Дружба </text:span><text:span text:style-name="T45">—</text:span><text:span text:style-name="T32"> </text:span><text:span text:style-name="T3">э</text:span><text:span text:style-name="T32">то, </text:span><text:span text:style-name="T74">так её </text:span><text:span text:style-name="T3">разэтак</text:span><text:span text:style-name="T74">,</text:span><text:span text:style-name="T32"> магия!</text:span></text:p>
      <text:p text:style-name="P155"/>
      <text:p text:style-name="Standard"><text:span text:style-name="T32">P.S. Мне тебя не хватает. Сильно.</text:span><text:span text:style-name="T66">»</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72">37 пни</text:span></text:p>
      <text:p text:style-name="P75">24пн</text:p>
      <text:p text:style-name="P75">15</text:p>
      <text:p text:style-name="P51"><text:span text:style-name="T36">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36">Добро пожаловать в Груммингтон! Вам здесь рады!</text:span></text:p>
      <text:p text:style-name="P51"><text:span text:style-name="T36">Население города </text:span><text:span text:style-name="T72">302 пони</text:span><text:span text:style-name="T36">.</text:span></text:p>
      <text:p text:style-name="P51"><text:span text:style-name="T72">250 пони</text:span><text:span text:style-name="T36">.</text:span></text:p>
      <text:p text:style-name="P51"><text:span text:style-name="T72">125 поней</text:span><text:span text:style-name="T36">.</text:span></text:p>
      <text:p text:style-name="P51"><text:span text:style-name="T36">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60"/>
      <text:p text:style-name="P60">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3">«</text:span><text:span text:style-name="T37">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63">».</text:span> «<text:span text:style-name="T36">Нехватка пегасов-погодников: указ принцессы Луны разрешает набор в погодные команды пегасов с аттестацией по ускоренному курсу</text:span>». «<text:span text:style-name="T36">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36">Криминальный мир: опасный преступник, примат «анонимус», всё ещё на свободе! Награда за поимку возросла до двадцати тысяч!!!</text:span>». «<text:span text:style-name="T3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73">И товары</text:span> вовсе<text:span text:style-name="T73"> не </text:span>бесплатные<text:span text:style-name="T73">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7">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67"/>
      <text:p text:style-name="P67"><text:s/>В какой-то момент пришло осознание.</text:p>
      <text:p text:style-name="P67"/>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7"/>
      <text:p text:style-name="P67">В сиянии проступают очертания предметов. Дверь? Этот предмет называется «дверь»? Кровать? Капельница? Дефибриллятор?</text:p>
      <text:p text:style-name="P67">Я зажмуриваюсь от яркого света люминесцентных ламп. Откуда-то сбоку доносится неприятный зуммер и тихие фразы.</text:p>
      <text:p text:style-name="P67"/>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
      <text:p text:style-name="P67">Я открываю глаза и вижу фигуру в голубом.</text:p>
      <text:p text:style-name="P67"/>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
      <text:p text:style-name="P67">– Больной, как вы себя чувствуете? Вы можете назвать своё имя?</text:p>
      <text:p text:style-name="P67"/>
      <text:p text:style-name="P67">Я закрываю глаза и пытаюсь вспомнить.</text:p>
      <text:p text:style-name="P67"/>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
      <text:p text:style-name="P67">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7">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text:p text:style-name="P67">– Ано-о-он! Ано-о-он! Ано-о-он!</text:p>
      <text:p text:style-name="P67"/>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7"/>
      <text:p text:style-name="P67">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7"/>
      <text:p text:style-name="P67">Я открываю глаза и вижу фигуру в голубом.</text:p>
      <text:p text:style-name="P67"/>
      <text:p text:style-name="P51">…</text:p>
      <text:p text:style-name="P51"/>
      <text:p text:style-name="P51">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2">–</text:span> Лягать-колотить!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8">о такие… гм… заклинания. Ты </text:span><text:span text:style-name="T47">пишешь</text:span><text:span text:style-name="T58">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6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39"/>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73"> мне</text:span> удалось замазать самые большие щели. За тестовый<text:span text:style-name="T73"> </text:span>получасовый заплыв<text:span text:style-name="T73">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2">,</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73">Я не давал ей повода!</text:span></text:p>
      <text:p text:style-name="P73"/>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но <text:span text:style-name="T73">любили друг друга! И у них </text:span>был<text:span text:style-name="T73"> </text:span>офигенный <text:span text:style-name="T73">секс! </text:span>И это было офигенно круто!<text:span text:style-name="T73"> </text:span>А ты… Ты <text:span text:style-name="T12">—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42">«</text:span>обстоятельство непреодолимой силы<text:span text:style-name="T42">»</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
      <text:p text:style-name="P53"><text:soft-page-break/>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2">– </text:span>Дэш, я знаю. Просто не могу о ней забыть.</text:p>
      <text:p text:style-name="P53"/>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
      <text:p text:style-name="P53">…</text:p>
      <text:p text:style-name="P53"/>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51">– А</text:span><text:span text:style-name="T42">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2">–</text:span> Куда это ты спрятался? <text:span text:style-name="T12">–</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oft-page-break/><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text:span text:style-name="T1">исповедываться</text:span>,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А под конец сорвать штаны и…” <text:span text:style-name="T12">–</text:span> вот я и хочу знать, что “и”?</text:p>
      <text:p text:style-name="P1"/>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35">. </text:span><text:span text:style-name="T39">Я не могу навязать тебе чувств…</text:span><text:span text:style-name="T35"> </text:span><text:span text:style-name="T39">Но если бы ты хотя бы согласился на физический контакт. Может быть, этого хватило бы, чтобы ты излечился.</text:span></text:p>
      <text:p text:style-name="P70">…</text:p>
      <text:p text:style-name="P3">Я непонимающе смотрел на пегаску.</text:p>
      <text:p text:style-name="P3">… </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2">–</text:span> Дэш, ты… ?</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2">– </text:span><text:span text:style-name="T1">Я не умею. Неумеха, </text:span><text:span text:style-name="T12">–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38">Ещё мгновение </text:span><text:span text:style-name="T39">—</text:span><text:span text:style-name="T38">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70">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70"/>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2">–</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text:span text:style-name="T1">ду-мать</text:span>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Дэш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2">– К</text:span>АКОГО ХУЯ?!! Твайлайт, ёб твою пони-мать, ты чего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2">– </text:span>Не беспокойся, Анон-с-вероятностью-пятьдесят-процентов, больно не будет. Не должно быть, во всяком случае, <text:span text:style-name="T12">– </text:span>единорожка суетилась, закрепляя мои руки и ноги в браслетах. <text:span text:style-name="T12">–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span text:style-name="T12">-</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2">– </text:span>Твайлайт, не смей! <text:span text:style-name="T12">– </text:span>хриплым от ужаса голосом прошептал я. <text:span text:style-name="T12">– </text:span>Я тебе потом сниться буду!</text:p>
      <text:p text:style-name="P53"><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2">–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2">– О</text:span>у! <text:span text:style-name="T73">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2">– </text:span>Хрен-то тебе зачем? <text:span text:style-name="T12">– </text:span>с бессильной злостью спросил я. <text:span text:style-name="T12">– </text:span><text:span text:style-name="T73">Т</text:span>ы собираешься устроить филиал порнхаба для пони-извращенцев?</text:p>
      <text:p text:style-name="P53"><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2">–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2">– </text:span>А если попроще?</text:p>
      <text:p text:style-name="P53"><text:span text:style-name="T12">– </text:span>Если ты — клон, то превратишься в исходные десять-пятнадцать килограммов песка. Как и все предыдущие, хи-хи,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2">–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2">– </text:span>А-А-А-А-А-А!!!</text:p>
      <text:p text:style-name="P53"/>
      <text:p text:style-name="P57">***</text:p>
      <text:p text:style-name="P57"/>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магический резонанс так среагирует на…</text:p>
      <text:p text:style-name="P53"/>
      <text:p text:style-name="P53"><text:span text:style-name="T12">– А</text:span>нон?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7">***</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2">–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3"/>
      <text:p text:style-name="P53"><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2">– </text:span>Они лежали в нагрудном кармане рубашки.</text:p>
      <text:p text:style-name="P53"/>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2">– </text:span>Вот, прибрался малёхо. Но с потолка сажу ещё не успел отчистить, там стремянка нужна.</text:p>
      <text:p text:style-name="P53"><text:soft-page-break/><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6"/>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А</text:span>нон,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амбара и перевернула поднос с пирогами! <text:span text:style-name="T12">–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2">– </text:span>Отпустите. Я уже правильный, <text:span text:style-name="T12">–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к Кейкам за выпечкой! Нам всем нужно успокоиться!</text:p>
      <text:p text:style-name="P53"><text:span text:style-name="T12">– </text:span>Уже бегу!</text:p>
      <text:p text:style-name="P53"/>
      <text:p text:style-name="P57">***</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2">– </text:span>Ты точно знаешь, што делаешь? Мне бы не хотелось, чтоб от Понивилля остались одни головешки.</text:p>
      <text:p text:style-name="P53"><text:span text:style-name="T12">– </text:span>Не беспокойся, у меня всё просчитано. Я уверена, я подчёркиваю, я абсолютно уверена в безопасности эксперимента!</text:p>
      <text:p text:style-name="P53"><text:span text:style-name="T12">– </text:span>Ой, што-то мне нехорошо становится, когда ты так говоришь!</text:p>
      <text:p text:style-name="P53"><text:span text:style-name="T12">– М</text:span>не, к-к-кажется, нужно пойти п-п-покормить Энджела… Я, эмм, скоро вернусь…</text:p>
      <text:p text:style-name="P53"><text:span text:style-name="T12">– </text:span>Флатти, мы же договаривались! Это абсолютно, я подчёркиваю, абсолютно безопасно!</text:p>
      <text:p text:style-name="P53"><text:span text:style-name="T12">– </text:span>Т-т-ты и в прошлый раз так же г-г-говорила… Я… Я не могу… Я просто не могу…</text:p>
      <text:p text:style-name="P53"><text:span text:style-name="T12">– </text:span>Флатти!</text:p>
      <text:p text:style-name="P53"><text:span text:style-name="T12">–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2">– </text:span>НЕТ! Я… Я согласна! Только, эмм, завяжите мне глаза, пожалуйста…</text:p>
      <text:p text:style-name="P53"><text:span text:style-name="T12">–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2">–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8">«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8">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8">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8">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8">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8">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8">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8">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8"><text:span text:style-name="T12">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0">Когорта <text:span text:style-name="T63">–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73"/>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2">–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2">–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2">–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2">–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2">– </text:span>Кимеринн погиб, чтобы ты жил!</text:p>
      <text:p text:style-name="P53">Шаг назад.</text:p>
      <text:p text:style-name="P53"/>
      <text:p text:style-name="P53"><text:span text:style-name="T12">– </text:span>Сестра утратила магию и развоплотилась из-за тебя!</text:p>
      <text:p text:style-name="P53">Шаг назад.</text:p>
      <text:p text:style-name="P53"/>
      <text:p text:style-name="P53"><text:span text:style-name="T12">–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7">***</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53"/>
      <text:p text:style-name="P73">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2">–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48">– </text:span><text:span text:style-name="T38">Шейла! Шейла Блюскай! И я уже не малышка! </text:span><text:span text:style-name="T48">– </text:span><text:span text:style-name="T38">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73"/>
      <text:p text:style-name="P57">***</text:p>
      <text:p text:style-name="P57"/>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42">— </text:span><text:span text:style-name="T1">т</text:span>ы стал слишком бледный. Я решила прервать <text:span text:style-name="T1">заклинание</text:span>. Как ты себя…</text:p>
      <text:p text:style-name="P1"><text:span text:style-name="T51">–</text:span><text:span text:style-name="T42"> …чувствуешь, дорогая Рэрити?! Я могу чем-нибудь помочь? Вот, выпей воды! </text:span><text:span text:style-name="T51">–</text:span><text:span text:style-name="T42">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2">– </text:span>Ну што? Увидел што-нибудь, сахарок?</text:p>
      <text:p text:style-name="P53">Пони уставились на меня с надеждой.</text:p>
      <text:p text:style-name="P53"/>
      <text:p text:style-name="P53"><text:span text:style-name="T12">– </text:span>Да.</text:p>
      <text:p text:style-name="P53">Откровение давило на психику как тонна кирпичей. Я не знал, что им сказать. Я не мог.</text:p>
      <text:p text:style-name="P53"/>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Анон, ты молодец!</text:p>
      <text:p text:style-name="P53"><text:span text:style-name="T12">–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2">– </text:span>Да ладно! Кончай прикалываться, Анон, мы же ждём! Шутка зачлась!</text:p>
      <text:p text:style-name="P53"><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2">– </text:span>Конски яблоки! Вот это поворот! А мне так хотелось узнать, што за нечисть тут орудует!</text:p>
      <text:p text:style-name="P53"><text:soft-page-break/><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2">– </text:span>Рэр, отвали!</text:p>
      <text:p text:style-name="P53"><text:span text:style-name="T12">– </text:span>Оу, какие страсти! Ладно-ладно, не сердись, дорогая, не мешаю!</text:p>
      <text:p text:style-name="P53"><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3"/>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2">и </text:span><text:span text:style-name="T14">слишком громко думать. И сообщить способ спасения — означает его разрушить.</text:span>»</text:p>
      <text:p text:style-name="P53">…</text:p>
      <text:p text:style-name="P53"/>
      <text:p text:style-name="P53"><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2">– </text:span>Предположим, в коробке заперт кот!</text:p>
      <text:p text:style-name="P39"/>
      <text:p text:style-name="P53"><text:span text:style-name="T12">Н</text:span>арисованный кот упирался лапами в крышку коробки, явно пытаясь выбраться.</text:p>
      <text:p text:style-name="P53"/>
      <text:p text:style-name="P53"><text:span text:style-name="T12">– Также предположим</text:span><text:span text:style-name="T73">, что кот бессмертен. Также допустим, что кот з</text:span>аколдован<text:span text:style-name="T73"> </text:span>отложенным <text:span text:style-name="T73">заклятие</text:span>м<text:span text:style-name="T73"> Абсолютного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53"><text:span text:style-name="T12">– </text:span>Бедный котик! <text:span text:style-name="T12">– </text:span>прошептала Флаттершай.</text:p>
      <text:p text:style-name="P53"/>
      <text:p text:style-name="P53"><text:soft-page-break/>Я насторожился, услышав знакомое название.</text:p>
      <text:p text:style-name="P53"/>
      <text:p text:style-name="P53"><text:span text:style-name="T12">– </text:span>Стой! Откуда тебе известно про заклинание Абсолютного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2">–</text:span> То есть, ты хошь сказать, што мы все — навроде этого кота, а Анон боится открыть ящик? Штоб мы не исчезли окончательно?</text:p>
      <text:p text:style-name="P53"><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2">– </text:span>Тихо! Спайк, будь добр, сбегай к Кейкам за выпечкой. Нам надо успокоиться. Анон,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2">–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2">–</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2">–</text:span> Мне очень жаль, Ваше Высочество, но <text:span text:style-name="T95">принцесса </text:span>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text:span text:style-name="T97">Э</text:span>лементы <text:span text:style-name="T97">Гармонии</text:span>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text:span text:style-name="T96">которую</text:span>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pan text:style-name="T12">– </text:span>Сожалею, Ваше Высочество, но данный законопроект ещё рассматривается в <text:span text:style-name="T98">сенате</text:span>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2">– О</text:span>хренеть! <text:span text:style-name="T12">– </text:span>чертыхнулся Спайк. <text:span text:style-name="T12">– </text:span><text:s/>Твай, она создаёт сферу стихий!</text:p>
      <text:p text:style-name="P53"><text:soft-page-break/><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50">Тороид <text:span text:style-name="T63">–</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
      <text:p text:style-name="P53">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поней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2">– </text:span>Как ты её назвал? <text:span text:style-name="T12">– </text:span>отвалилась челюсть у аликорницы.</text:p>
      <text:p text:style-name="P53"><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
      <text:p text:style-name="P53">Молнии вырвались из кра<text:span text:style-name="T99">ёв</text:span>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text:span text:style-name="T100">Через некоторое время э</text:span>той <text:span text:style-name="T100">крохотной</text:span>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2">–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text:span text:style-name="T101">СЕСТРОЙ</text:span>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text:span text:style-name="T102">и</text:span>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 ПРЕДСТАВЬСЯ!</text:p>
      <text:p text:style-name="P53"><text:soft-page-break/><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тёмная точ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о-о-о?!! <text:span text:style-name="T12">– </text:span>возопило моё малое сознание.</text:p>
      <text:p text:style-name="P53"><text:span text:style-name="T12">– </text:span>Эмм… Зачем? <text:span text:style-name="T12">– вторила мне Лира.</text:span></text:p>
      <text:p text:style-name="P53"><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4"><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158"/>
      <text:p text:style-name="P55"><text:span text:style-name="T20">Я не успел возразить. </text:span><text:span text:style-name="T21">Грудь как будто прошил электрический разряд. </text:span><text:span text:style-name="T89">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span></text:p>
      <text:p text:style-name="P162"><text:span text:style-name="T90">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span></text:p>
      <text:p text:style-name="P58"/>
      <text:p text:style-name="P59">Кажется, ты <text:span text:style-name="T94">придумал, как</text:span> отомстить надменной кобыле, Анон!</text:p>
      <text:p text:style-name="P59"/>
      <text:p text:style-name="P59">Напрягая силу воли, <text:span text:style-name="T91">я</text:span> отдал приказ непослушному телу. Ладонь стала плавно сжиматься.</text:p>
      <text:p text:style-name="P56"><text:span text:style-name="T12">– </text:span><text:span text:style-name="T22">ПРИМАТ, ТЫ СИЛЬНО ПОЖАЛЕЕШЬ, ЕСЛИ РЕШИШЬ ДОВЕРШИТЬ ЗАДУМАННОЕ! МЫ НОЧНАЯ ГЛАВА ДИАРХИИ И НЕ ДОПУСТИМ ПОПРАНИЯ </text:span><text:span text:style-name="T26">КОРОЛЕВСКОГО </text:span><text:span text:style-name="T23">ВЕЛИЧИ-И-И-И-БУ-У-</text:span><text:span text:style-name="T25">У-</text:span><text:span text:style-name="T23">УП!!!</text:span></text:p>
      <text:p text:style-name="P159"/>
      <text:p text:style-name="P169"><text:soft-page-break/><text:span text:style-name="T12">Моя ладонь сжала проезжающий мимо нос </text:span><text:span text:style-name="T24">Луны</text:span><text:span text:style-name="T12">. </text:span><text:span text:style-name="T24">Г</text:span><text:span text:style-name="T12">невная тирада </text:span><text:span text:style-name="T24">ночной аликорницы </text:span><text:span text:style-name="T12">завершилась </text:span><text:span text:style-name="T24">трубным рёвом.</text:span></text:p>
      <text:p text:style-name="P55">С громким хлопком <text:span text:style-name="T92">время восстановило свой ход</text:span>, сознания воссоеди<text:span text:style-name="T92">нились</text:span>, вс<text:span text:style-name="T92">е</text:span> <text:span text:style-name="T92">по</text:span>пада<text:span text:style-name="T92">ли</text:span>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 <text:span text:style-name="T93">Отвернувшись, аликорница незаметно почесала нос сгибом крыла.</text:span></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text:span text:style-name="T103">ых</text:span>.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text:span text:style-name="T104">той проклятой ночью, когда был пьян</text:span>.</text:p>
      <text:p text:style-name="P53"/>
      <text:p text:style-name="P164"><text:span text:style-name="T12">– Ч</text:span>то? <text:span text:style-name="T104">Я</text:span><text:span text:style-name="T12"> вспомнил тяжёлый сон </text:span><text:span text:style-name="T27">после знакомства с Пинки и маковским сидром</text:span><text:span text:style-name="T12"> и </text:span>догадка легла на сердце тяжким грузом.</text:p>
      <text:p text:style-name="P163">Нет, только не это! Только не из-за меня! Ну хватит же! Я не могу быть виноватым во всех бедах Эквестрии!</text:p>
      <text:p text:style-name="P163"/>
      <text:p text:style-name="P53"><text:span text:style-name="T12">– </text:span>Мы проследили её сновидение,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text:span text:style-name="T104">Ей это удалось, но сама о</text:span>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2">– </text:span>Да, помним.</text:p>
      <text:p text:style-name="P165"><text:span text:style-name="T12">– </text:span>Так вот, в той колонне, окружённая со всех сторон пони, стояла <text:span text:style-name="T121">Селестия</text:span>. Она стояла в очереди к Чёрному Экрану. А за экраном…</text:p>
      <text:p text:style-name="P165"/>
      <text:p text:style-name="P170">Будь что будет, Анон! Молись, чтобы клочок информации не привёл к глобальной катастрофе!</text:p>
      <text:p text:style-name="P170"/>
      <text:p text:style-name="P165"><text:span text:style-name="T28">– А з</text:span><text:span text:style-name="T105">а экраном</text:span> был мой мир. Я узнал его!</text:p>
      <text:p text:style-name="P53"/>
      <text:p text:style-name="P168"><text:span text:style-name="T122">Ничего не изменилось. </text:span>В разговор встряла Твайлайт, до этого тихо стоявшая в сторонке.</text:p>
      <text:p text:style-name="P53"><text:span text:style-name="T12">– Вот оно что! </text:span>В космосе существуют такие… эмм… звёзды, которые поглощают всё, до чего могут дотянуться. <text:span text:style-name="T107">Д</text:span>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
      <text:p text:style-name="P53">Я вздохнул с облегчением. <text:span text:style-name="T106">Мир устоял.</text:span> Твайлайт — умничка! Мне даже придумывать ничего не пришлось. <text:span text:style-name="T109">«Объяснение» единорожки как нельзя лучше подходит на роль правдоподобной легенды для публики.</text:span></text:p>
      <text:p text:style-name="P53"/>
      <text:p text:style-name="P53"><text:span text:style-name="T12">–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text:span text:style-name="T108">го</text:span> я не встречала в идеях современных классиков. Хотя, если копнуть поглубже…</text:p>
      <text:p text:style-name="P53"/>
      <text:p text:style-name="P53">Твайлайт продолжала увлечённо дис<text:span text:style-name="T109">к</text:span>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 <text:span text:style-name="T123">А уж потом будем думать, как разрушить Чёрный Экран.</text:span></text:p>
      <text:p text:style-name="P53"/>
      <text:p text:style-name="P53">Единорожка задумалась.</text:p>
      <text:p text:style-name="P53"><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text:span text:style-name="T111">стра</text:span>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text:span text:style-name="T111">ем</text:span>,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pan text:style-name="T12">– </text:span>А если…</text:p>
      <text:p text:style-name="P53"><text:soft-page-break/><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2">– </text:span>Остаётся ещё одна проблема, <text:span text:style-name="T12">– </text:span>тихо сказала <text:span text:style-name="T111">Луна</text:span>.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2">– </text:span>Я попробую подыскать подходящие заклинания для работы с флорой, <text:span text:style-name="T12">– </text:span>загорелась научным рвением <text:span text:style-name="T111">книгоежка</text:span>. <text:span text:style-name="T12">–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text:span text:style-name="T112">в ссылке</text:span>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text:span text:style-name="T112">Ведь кроме нас, у неё не осталось подходящих собеседников.</text:span> Впрочем, Сел никогда не отличалась сильной логикой.</text:p>
      <text:p text:style-name="P166"><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2">– </text:span><text:span text:style-name="T29">пожаловался я Луне.</text:span></text:p>
      <text:p text:style-name="P166"><text:span text:style-name="T29"/></text:p>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text:span text:style-name="T113">на практике</text:span>.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text:span text:style-name="T114">в Эквестрии </text:span>с его помощью?</text:p>
      <text:p text:style-name="P53"/>
      <text:p text:style-name="P53">Аликорница смутилась.</text:p>
      <text:p text:style-name="P53"><text:span text:style-name="T12">– </text:span>Если ты считаешь аликорнов всемогущими, ты глубоко ошибаешься, <text:span text:style-name="T115">примат</text:span>!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text:span text:style-name="T116">без подсказки</text:span>.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oft-page-break/><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pan text:style-name="T12">– </text:span>Неудивительно! <text:span text:style-name="T12">– </text:span>фыркнула Луна. <text:span text:style-name="T12">– </text:span><text:span text:style-name="T30">В</text:span><text:span text:style-name="T12"> </text:span>этом — вся Сел. Сестра, в отличие от Нас, всегда норовит спихнуть тяжёлую задачу на кого-нибудь другого!</text:p>
      <text:p text:style-name="P167"><text:span text:style-name="T12">– </text:span>А также совместить приятное с полезным, <text:span text:style-name="T12">– </text:span>не удержался я от подколки.</text:p>
      <text:p text:style-name="P167"/>
      <text:p text:style-name="P167"><text:span text:style-name="T120">Дружеский интим «для здоровья» всё ещё вызывает в тебе досаду, Анон!</text:span></text:p>
      <text:p text:style-name="P53"/>
      <text:p text:style-name="P48">Луна бросила на меня тяжёлый взгляд.</text:p>
      <text:p text:style-name="P51"><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8">–</text:span> Тогда зачем она..?</text:p>
      <text:p text:style-name="P48"><text:span text:style-name="T18">–</text:span> Дала тебе? <text:span text:style-name="T18">–</text:span> цинично <text:span text:style-name="T117">до</text:span>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
      <text:p text:style-name="P48">Тревожная догадка окончательно сковала морозом душу.</text:p>
      <text:p text:style-name="P51"><text:span text:style-name="T19">–</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9">–</text:span> Другие? Кто ещё?<text:span text:style-name="T12"> </text:span>С кем ещё у тебя были… отношения?</text:p>
      <text:p text:style-name="P48"><text:span text:style-name="T18">–</text:span> С Рэйнбоу Дэш, <text:span text:style-name="T18">–</text:span> ответил я несчастным голосом. <text:span text:style-name="T18">–</text:span> И, может быть, с Пинки.</text:p>
      <text:p text:style-name="P48"><text:span text:style-name="T18">–</text:span> А ты живчик, <text:span text:style-name="T18">–</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text:span><text:span text:style-name="T11">ё</text:span><text:span text:style-name="T1">сткий</text:span> спермотоксикоз.</text:p>
      <text:p text:style-name="P48"><text:span text:style-name="T18">– Что?!! – с недоверием воскликнула Луна. – Сестра никогда не умела лечить. И сейчас не умеет </text:span><text:span text:style-name="T71">—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text:soft-page-break/>Луна вскинула копыто к <text:span text:style-name="T1">виску</text:span> и закатила глаза.</text:p>
      <text:p text:style-name="P48"><text:span text:style-name="T18">– О небо! Теперь Мы понимаем, почему она так ослабела! Как это в стиле Сестры </text:span><text:span text:style-name="T71">—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8">– Заместительная терапия </text:span><text:span text:style-name="T71">—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48"><text:span text:style-name="T71"/></text:p>
      <text:p text:style-name="P53">Я был <text:span text:style-name="T119">не слушал аликорницу</text:span>. <text:span text:style-name="T118">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span></text:p>
      <text:p text:style-name="P53"/>
      <text:p text:style-name="P39">Луна вздохнула и повернулась ко мне.</text:p>
      <text:p text:style-name="P48"><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text:span text:style-name="T119">другими</text:span> пони. Они действуют исключительно по своей воле и предпочтениям. Пони умеют любить.</text:p>
      <text:p text:style-name="P48">Аликорница фыркнула.</text:p>
      <text:p text:style-name="P48"><text:span text:style-name="T18">–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48"/>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text:soft-page-break/></text:p>
      <text:h text:style-name="P175" text:outline-level="2"><text:span text:style-name="T1">22</text:span>. <text:span text:style-name="T1">Лучший</text:span> Гранд Галопин<text:span text:style-name="T1">г</text:span> Гала <text:span text:style-name="T1">в истории</text:span></text:h>
      <text:p text:style-name="P8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2">– Анон</text:span>, ты тут? <text:span text:style-name="T12">–</text:span>Дэш просунула нос в дверь, не дожидаясь отклика. <text:span text:style-name="T12">– </text:span>Ага, вот ты где! Я с тобой!</text:p>
      <text:p text:style-name="P53">Она швырнула перемётные сумки мне на постель и пошла к выходу.</text:p>
      <text:p text:style-name="P53"><text:span text:style-name="T12">– </text:span>Ну, чего застрял? Пошли скорее, а то на хавчик опоздаем! <text:span text:style-name="T12">–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3"><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3"><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50">Митарианец <text:span text:style-name="T63">–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2">– </text:span>А ты первая на моей памяти лошадь, умеющая магичить.</text:p>
      <text:p text:style-name="P53"><text:soft-page-break/>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text:soft-page-break/>–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text:soft-page-break/>–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8"/>
      <text:p text:style-name="P6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8">До встречи!</text:p>
      <text:p text:style-name="P68"/>
      <text:p text:style-name="P53">– Сел - Сел… Ну почему ты такая… – пробормотал я сквозь слёзы.</text:p>
      <text:p text:style-name="P53"/>
      <text:p text:style-name="P57">***</text:p>
      <text:p text:style-name="P87"/>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text:soft-page-break/>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text:soft-page-break/>–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text:soft-page-break/></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text:soft-page-break/>Не гребу я этих аликорнов!</text:p>
      <text:p text:style-name="P39"/>
      <text:p text:style-name="P57">***</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text:soft-page-break/>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7">***</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text:soft-page-break/>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супервизору </text:span><text:span text:style-name="T82">&lt;</text:span><text:span text:style-name="T81">Луна</text:span><text:span text:style-name="T82">&gt;</text:span><text:span text:style-name="T81">.</text:span></text:p>
      <text:p text:style-name="P82"/>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text:soft-page-break/></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36">7.76</text:span>», сменившись на «<text:span text:style-name="T36">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text:soft-page-break/>–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9"/>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6">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36">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71">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1">—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8">–</text:span><text:span text:style-name="T38"> Ну хорошо, а кто вами правит? Аликорн? Драконикус? Какой-нибудь человек с рогом во лбу? Или у вас нет правителя?</text:span></text:p>
      <text:p text:style-name="P34"><text:span text:style-name="T12">–</text:span> Нет, почему? Правитель есть. Только он не постоянный. Его избирают. Раз в несколько лет.</text:p>
      <text:p text:style-name="P39"><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3">трид</text:span><text:span text:style-name="T1">цать лет, если его сменят через </text:span><text:span text:style-name="T73">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7"><text:span text:style-name="T12">~~~ </text:span>Человек Анонимус Терранский <text:span text:style-name="T12">~~~</text:span></text:p>
      <text:p text:style-name="P77">Паспорт гражданина Эквестрии</text:p>
      <text:p text:style-name="P76">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81">26.07.2143 А.С.</text:p>
      <text:p text:style-name="P53"/>
      <text:h text:style-name="Heading_20_2" text:outline-level="2">24. Навсегда. И всегда.</text:h>
      <text:p text:style-name="P13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0">Центурия <text:span text:style-name="T63">–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73">задней осью </text:span><text:span text:style-name="T1">на табуретку. Я прилаживал ей новое колесо взамен <text:s/>утраченного. </text:span><text:span text:style-name="T73">Ещ</text:span><text:span text:style-name="T1">ё</text:span><text:span text:style-name="T73"> </text:span><text:span text:style-name="T1">немного, и будет как новенькая! В дворцовом гараже среди кучи хлама таки нашлось лопнувшее колесо, которое </text:span><text:span text:style-name="T73">мне удалось</text:span><text:span text:style-name="T1"> отремонтировать — о</text:span><text:span text:style-name="T73">бучение у</text:span><text:span text:style-name="T1"> Норфа не </text:span><text:span text:style-name="T73">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3">на </text:span><text:span text:style-name="T1">корпус</text:span><text:span text:style-name="T73">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73">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73">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73">о всём мире остались только м</text:span>ы<text:span text:style-name="T73">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4"/>
      <text:p text:style-name="P64">Я хотела бы бежать с тобой по полю, но у меня есть крылья.</text:p>
      <text:p text:style-name="P64">Я хотела бы лежать с тобой на поле ромашек, но я дочь неба.</text:p>
      <text:p text:style-name="P64">Всё что я могу — нести тебя в колеснице по облакам навстречу солнцу.</text:p>
      <text:p text:style-name="P98"/>
      <text:p text:style-name="P48">И прежде чем я успел что-либо осмыслить, из дальнего закутка моей души вырвался ответ.</text:p>
      <text:p text:style-name="P98"/>
      <text:p text:style-name="P64">Я хотел бы лететь в небе рядом с тобой, но у меня нет крыльев.</text:p>
      <text:p text:style-name="P64">Мне хотелось бы лежать на облаке рядом с тобой, но я сын земли.</text:p>
      <text:p text:style-name="P64">Всё, что я могу — нарисовать тебя купающейся в солнечных лучах.</text:p>
      <text:p text:style-name="P98"/>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80"><text:span text:style-name="T1">– Не трожь! – Дэш сердито фыркнула. – </text:span>Меня ослепило солнце! И вообще, не твоё дело!</text:p>
      <text:p text:style-name="P80"><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50">Манипула <text:span text:style-name="T63">–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36">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73">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text:soft-page-break/>Мы с Элементами <text:span text:style-name="T73">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61">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36">ПОНИ! ВЫ ЗАЕБАЛИ!!! ДАДИТЕ ВЫ МНЕ СПАТЬ КОГДА-НИБУДЬ, ИЛЬ НЕТ?!! КЛЯНУСЬ СВОИМ ХВОСТОМ, Я НАУЧУ ВАС УВАЖАТЬ МОЙ СОН, ИЛЬ Я НЕ АГАМЕМНОН!</text:span></text:p>
      <text:p text:style-name="P61"/>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3">конвульсивно</text:span> сокращаясь.</text:p>
      <text:p text:style-name="P53">Я принимаю вертикальное положение. Вокруг меня осыпавшиеся замшелые стены без крыши и… Дэш.</text:p>
      <text:p text:style-name="P53"><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73">А ч</text:span>то случилось с кракеном?</text:p>
      <text:p text:style-name="P53">– Он провалился в <text:span text:style-name="T73">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42">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2">—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8">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10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2"/>
      <text:p text:style-name="P103">Кажется, я уже это встречал раньше! Не помню только, где и когда.</text:p>
      <text:p text:style-name="P102"/>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76" text:outline-level="3">Воскресенье</text:h>
      <text:p text:style-name="P48"/>
      <text:p text:style-name="P1">Невесомость, удар, чувство веса. Я открываю глаза.</text:p>
      <text:p text:style-name="P1">Крыша <text:span text:style-name="T39">высотки</text:span><text:span text:style-name="T38"> </text:span>тускло отсвечивает в свете звёзд. <text:span text:style-name="T38">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переполняла меня во время пребывания в ярком нескладном мире, что остался позади. </text:span><text:span text:style-name="T43">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63">Невозможно поверить, но два месяца</text:span><text:span text:style-name="T31"> </text:span><text:span text:style-name="T63">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2">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70">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2">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2">Да, Анон, тебе тоже нужно завязывать с конеёбством. После гибели Дэш ты больше не сможешь никого пустить в свою душу.</text:p>
      <text:p text:style-name="P62"/>
      <text:p text:style-name="P62">…</text:p>
      <text:p text:style-name="P62"/>
      <text:p text:style-name="P6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2">Дискорд помахал рукой у меня перед носом. Я оттолкнул его руку и выпрямился.</text:p>
      <text:p text:style-name="P62">– Не надо. Я в порядке.</text:p>
      <text:p text:style-name="P62"/>
      <text:p text:style-name="P63">***</text:p>
      <text:p text:style-name="P62"/>
      <text:p text:style-name="P62">– Проклятье! Я так и знал!</text:p>
      <text:p text:style-name="P62">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2">–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2">– И как её найти? – мрачно добавил я. – Компас теперь бесполезен.</text:p>
      <text:p text:style-name="P62">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2">Стакан медленно собрался воедино и прыгнул обратно в руку Дискорду. – Хорошо, хоть от моей заначки в Эогиппе кое-что осталось. – пробурчал он.</text:p>
      <text:p text:style-name="P62">– Ну так и зачем её тратить на ерунду? – возразил я.</text:p>
      <text:p text:style-name="P62">–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63">***</text:p>
      <text:p text:style-name="P62"/>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42">– </text:span>Привет, Нэш. Это Анон.</text:p>
      <text:p text:style-name="P1"><text:span text:style-name="T42">–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5">…</text:p>
      <text:p text:style-name="P95">…</text:p>
      <text:p text:style-name="P95">Конфликт с узлом 5</text:p>
      <text:p text:style-name="P95">…</text:p>
      <text:p text:style-name="P95">…</text:p>
      <text:p text:style-name="P95">Конфликт с узлом 12</text:p>
      <text:p text:style-name="P95">…</text:p>
      <text:p text:style-name="P95">Конфликт с узлом 15</text:p>
      <text:p text:style-name="P95">…</text:p>
      <text:p text:style-name="P95">Конфликт с узлом 17</text:p>
      <text:p text:style-name="P95">…</text:p>
      <text:p text:style-name="P95">…</text:p>
      <text:p text:style-name="P93">Решение.</text:p>
      <text:p text:style-name="P93">…</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99"/>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7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0">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0">– Я отлучусь на пару деньков… Не скучайте тут без меня. Ждите дома. Вернусь с Сахарной Ваткой в обнимку — верь мне! Бу-га-га!</text:p>
      <text:p text:style-name="P7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5">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0">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7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8">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7"><text:soft-page-break/><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7">–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7">– Ты его слишком… эмм, упрощаешь. – продолжала Флаттершай. – Вот, взгляни сюда.</text:p>
      <text:p text:style-name="P107">Флаттершай повернула ко мне экран. Мультяшный Дискорд с полными слёз глазами стоял на ледовом катке перед брошенными коньками.</text:p>
      <text:p text:style-name="P107"><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8">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2">Я с удивлением повернулся к притихшей Флаттершай.</text:p>
      <text:p text:style-name="P112">– А как?</text:p>
      <text:p text:style-name="P112">Девушка обхватила себя руками, как будто от холода. Я еле различал её полушёпот.</text:p>
      <text:p text:style-name="P112">–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7">– А ты в курсе, что твой Дискорд многократно сжигал Селестию живьём? Хороша шутка, обхохочешься! – выпалил я.</text:p>
      <text:p text:style-name="P117">–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7"><text:span text:style-name="T12">– Это всего лишь твои домыслы. С тем же успехом я могу объяснить это тем, что он </text:span>— злой придурок!</text:p>
      <text:p text:style-name="P117">– Это не мои… эмм… домыслы… Он сам мне рассказал…</text:p>
      <text:p text:style-name="P117">Флаттершай встала со стула и попыталась уйти. Я задержал её.</text:p>
      <text:p text:style-name="P117">– Извини. Я не знал. Нам нельзя ссориться.</text:p>
      <text:p text:style-name="P107">Девушка слабо улыбнулась.</text:p>
      <text:p text:style-name="P117">– Я не сержусь… На Дискорда трудно не злиться… Он так себя ведёт, потому что его это… эмм… <text:s/>забавляет.</text:p>
      <text:p text:style-name="P3"/>
      <text:p text:style-name="P137">***</text:p>
      <text:p text:style-name="P135"/>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2">– Што ты решил, Анон?</text:p>
      <text:p text:style-name="P102">Я пожал плечами.</text:p>
      <text:p text:style-name="P3">– М<text:span text:style-name="T38">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101">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5"><text:soft-page-break/>…</text:p>
      <text:p text:style-name="P95">Конфликт с узлом 2</text:p>
      <text:p text:style-name="P95">Конфликт с узлом 3</text:p>
      <text:p text:style-name="P95">…</text:p>
      <text:p text:style-name="P95">Конфликт с узлом 5</text:p>
      <text:p text:style-name="P95">…</text:p>
      <text:p text:style-name="P95">…</text:p>
      <text:p text:style-name="P95">Конфликт с узлом 8</text:p>
      <text:p text:style-name="P95">…</text:p>
      <text:p text:style-name="P95">…</text:p>
      <text:p text:style-name="P95">Конфликт с узлом 12</text:p>
      <text:p text:style-name="P95">Конфликт с узлом 13</text:p>
      <text:p text:style-name="P95">…</text:p>
      <text:p text:style-name="P95">Конфликт с узлом 16</text:p>
      <text:p text:style-name="P9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71">***</text:p>
      <text:p text:style-name="P70"/>
      <text:p text:style-name="P1">…</text:p>
      <text:p text:style-name="P95">Конфликт с узлом 3</text:p>
      <text:p text:style-name="P95">…</text:p>
      <text:p text:style-name="P95">Конфликт с узлом 6</text:p>
      <text:p text:style-name="P95">Конфликт с узлом 7</text:p>
      <text:p text:style-name="P95">…</text:p>
      <text:p text:style-name="P95">Конфликт с узлом 9</text:p>
      <text:p text:style-name="P95">…</text:p>
      <text:p text:style-name="P95">…</text:p>
      <text:p text:style-name="P95">Конфликт с узлом 11</text:p>
      <text:p text:style-name="P95"><text:soft-page-break/>Конфликт с узлом 12</text:p>
      <text:p text:style-name="P95">Конфликт с узлом 13</text:p>
      <text:p text:style-name="P95">…</text:p>
      <text:p text:style-name="P95">…</text:p>
      <text:p text:style-name="P95">Конфликт с узлом 16</text:p>
      <text:p text:style-name="P95">Конфликт с узлом 17</text:p>
      <text:p text:style-name="P94">…</text:p>
      <text:p text:style-name="P94">…</text:p>
      <text:p text:style-name="P94">Рассогласование центра принятия решений. Требуется вмешательство оператора.</text:p>
      <text:p text:style-name="P94">Sending heartbeats to all nodes… Zookeeper failure. Cluster going down in 3 minutes…</text:p>
      <text:p text:style-name="P94">UI module malfunction. UI module stop…</text:p>
      <text:p text:style-name="P94">Nash AI <text:span text:style-name="T12">module </text:span>malfunction. Nash AI module stop…</text:p>
      <text:p text:style-name="P94">Cluster going down in 2 minutes…</text:p>
      <text:p text:style-name="P94">Unloading dictionaries… HDFS malfunction</text:p>
      <text:p text:style-name="P94">Classloader malfunction. Classloader stop…</text:p>
      <text:p text:style-name="P94">Cluster going down in 1 minute…</text:p>
      <text:p text:style-name="P94">Kernel panic</text:p>
      <text:p text:style-name="P91"/>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9">—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4">…</text:p>
      <text:p text:style-name="P94">…</text:p>
      <text:p text:style-name="P94">Cluster restarting…</text:p>
      <text:p text:style-name="P94">Zookeeper service initiated. Sending heartbeats to all nodes…</text:p>
      <text:p text:style-name="P94"><text:soft-page-break/>Classloader start…</text:p>
      <text:p text:style-name="P94">Loading dictionaries…</text:p>
      <text:p text:style-name="P94"><text:span text:style-name="T12">Nash </text:span>AI module start…</text:p>
      <text:p text:style-name="P94">Celest AI submodule found… Acquiring…</text:p>
      <text:p text:style-name="P94">UI module start…</text:p>
      <text:p text:style-name="P94">…</text:p>
      <text:p text:style-name="P92">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4"/>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7">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5">— после встречи на лестнице со смайлолицым у меня развилась мания преследования.</text:span></text:p>
      <text:p text:style-name="P108"><text:span text:style-name="T12">– Анон…</text:span><text:span text:style-name="T1"> Тут окно разбито… И верёвка висит. – пискнула Флаттершай из кухни.</text:span></text:p>
      <text:p text:style-name="P106"><text:span text:style-name="T12">– </text:span><text:span text:style-name="T1">Оставь, Флатти, не сейчас! – отмахнулся я.</text:span></text:p>
      <text:p text:style-name="P107">Эпплджек стояла посреди комнаты и оглядывалась.</text:p>
      <text:p text:style-name="P117">– Не нравится мне тут. Чуйка нехорошая…</text:p>
      <text:p text:style-name="P107">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6"><text:span text:style-name="T1">На экране ноутбука сверкали </text:span><text:span text:style-name="T42">звёзды на фоне сине-зелёной мглы</text:span><text:span text:style-name="T1">. Я одел наушники и поёрзал мышкой по столу, прогоняя скрин-сэйвер.</text:span></text:p>
      <text:p text:style-name="P117">– Привет, Сел.</text:p>
      <text:p text:style-name="P153">Аликорница всполошилась и спрятала <text:span text:style-name="T1">пирожное</text:span> за спину.</text:p>
      <text:p text:style-name="P117">– Ах, это ты, Анон. Какое счастье! Ты снова с нами!</text:p>
      <text:p text:style-name="P117">– Нет, Сел. Это ты с нами. <text:span text:style-name="T1">Я пришёл забрать тебя назад, в Эквестрию. Через четверть часа ты вернёшься домой.</text:span></text:p>
      <text:p text:style-name="P107"><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7"><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7"><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7"/>
      <text:h text:style-name="P174" text:outline-level="2">2<text:span text:style-name="T1">9</text:span>. Отбытие</text:h>
      <text:p text:style-name="P121"/>
      <text:p text:style-name="P107"><text:span text:style-name="T12">– </text:span>Оп-па! – пробормотала Эпплджек. – Нежданчик!</text:p>
      <text:p text:style-name="P107">Дискорд дурашливо кивнул Эпплджек.</text:p>
      <text:p text:style-name="P117">– И я рад тебя видеть, дорогая Эппл-как-тебя-там! А где моя любимая Флаттершай?</text:p>
      <text:p text:style-name="P117">Окинув взглядом комнату, Дискорд закапризничал:</text:p>
      <text:p text:style-name="P117">– Где же она? Вот вечно вы тормозите, когда надо торопиться!</text:p>
      <text:p text:style-name="P107"><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7"><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7">– С кем это вы тут разговариваете?</text:p>
      <text:p text:style-name="P117">В комнату вошла Флаттершай.</text:p>
      <text:p text:style-name="P107"><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7">Оглушённый драконикус попытался отъехать на кресле в сторону, но я припёр его стулом к стенке.</text:p>
      <text:p text:style-name="P138">– Эй-Джей, Флатти, хватайте комп и на выход! Я с ним разберусь! Не теряйте вре..!</text:p>
      <text:p text:style-name="P138">– ТЫ ИДИО..!!!</text:p>
      <text:p text:style-name="P138">Дискорд <text:s/>заорал одновременно со мной, прикрываясь от меня руками, когда раздался оглушительный</text:p>
      <text:p text:style-name="P138">… </text:p>
      <text:p text:style-name="P140">БАХ!!!</text:p>
      <text:p text:style-name="P141">…</text:p>
      <text:p text:style-name="P13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раконикуса появилось удивлённо-мечтательное выражение и он вырубился.</text:p>
      <text:p text:style-name="P117"/>
      <text:p text:style-name="P117">…</text:p>
      <text:p text:style-name="P117"/>
      <text:p text:style-name="P117">– <text:span text:style-name="T1">А… Анон… Зачем ты напал на Дискорда? </text:span>– <text:span text:style-name="T1">прошептала Флаттершай в шоке.</text:span></text:p>
      <text:p text:style-name="P117"><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7">– Чего-о-о??? – ахнула Эпплджек. – Анон, я, канешн, на дух не выношу этого прохвоста, но тут ты малость вожжи попутал. Дискорд — не убийца.</text:p>
      <text:p text:style-name="P107">Дискорд благодарно замычал и так энергично закивал головой, что чуть не проглотил кляп.</text:p>
      <text:p text:style-name="P107">–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7"/>
      <text:p text:style-name="P107">Я раздражённо повернулся к фермерше.</text:p>
      <text:p text:style-name="P107">– А кто, по-твоему, подстроил все эти «несчастные» случаи? Вспомни, как меня чуть не утопил снеговик. Кому ещё это под силу?</text:p>
      <text:p text:style-name="P107">Дискорд возвёл глаза к потолку и завыл. Эпплджек задумалась.</text:p>
      <text:p text:style-name="P10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7">– А зачем тогда ты приложила его книгой? А потом помогла мне его связать? – перебил я фермершу с удивлением.</text:p>
      <text:p text:style-name="P107">Драконикус с натугой наклонил голову к руке, привязанной к подлокотнику, и покрутил пальцем у виска.</text:p>
      <text:p text:style-name="P107">– Потому што ты напал на него. – пожала плечами Эпплджек. – Я и подумала — тебе виднее. И подсобила маленько.</text:p>
      <text:p text:style-name="P107"/>
      <text:p text:style-name="P107"><text:soft-page-break/>Звук сирены заставил меня броситься к окну. Три полицейские тойоты сверкали мигалками вокруг «Навары», подобно ёлочной гирлянде.</text:p>
      <text:p text:style-name="P107"/>
      <text:p text:style-name="P107">Проклятье!!!</text:p>
      <text:p text:style-name="P107"/>
      <text:p text:style-name="P107">Я схватил ноутбук, сгрёб девушек в охапку и вытолкал их в коридор. В дверях я обернулся к Дискорду.</text:p>
      <text:p text:style-name="P128"><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8">Я повернулся к выходу. Флаттершай проскочила у меня под локтём и кинулась к драконикусу.</text:p>
      <text:p text:style-name="P128"/>
      <text:p text:style-name="P128"><text:span text:style-name="T12">– Нет! Дискорд </text:span>— не убийца!!!</text:p>
      <text:p text:style-name="P128">С необычной для неё силой Флаттершай вытащила кляп изо рта драконикуса.</text:p>
      <text:p text:style-name="P128"><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33"/>
      <text:p text:style-name="P128">Или драконикус — гениальный актёр, или… ?</text:p>
      <text:p text:style-name="P128"/>
      <text:p text:style-name="P128">Я вернулся к драконикусу и уселся на стул напротив него.</text:p>
      <text:p text:style-name="P128"><text:span text:style-name="T12">– Р</text:span>ассказывай.</text:p>
      <text:p text:style-name="P128">Дискорд немного успокоился.</text:p>
      <text:p text:style-name="P128"><text:s/><text:span text:style-name="T12">– </text:span>Вообще-то, от тебя следовало бы избавиться, Проводник. Не знаю, что ты там разведал в Великом<text:span text:style-name="T38">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8"><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28">У драконикуса глаза полезли на лоб.</text:p>
      <text:p text:style-name="P128"><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8"/>
      <text:p text:style-name="P128">Я задумался. Драконикус, похоже, говорил искренне. Но кто тогда всё это время играл с нами, <text:span text:style-name="T38">словно кот с мышью</text:span>?</text:p>
      <text:p text:style-name="P128"><text:span text:style-name="T12">– </text:span>Анон! <text:span text:style-name="T12">– </text:span>крикнула Эпплджек из прихожей. <text:span text:style-name="T12">– </text:span>Я слышу шум за дверью!</text:p>
      <text:p text:style-name="P128">Практически одновременно раздался звонок.</text:p>
      <text:p text:style-name="P131">– ОТКРОЙТЕ, ПОЛИЦИЯ! Вам даётся полминуты, чтобы открыть дверь! Через тридцать секунд дверь будет выбита!</text:p>
      <text:p text:style-name="P131"/>
      <text:p text:style-name="P131"><text:soft-page-break/>Эпплджек ошалело выскочила из прихожей. Несколько мгновений я молча смотрел на неё. В голове свистел ветер и играла дудочка.</text:p>
      <text:p text:style-name="P131">– На крышу, живо!!! Через окно на кухне! – зашипел Дискорд.</text:p>
      <text:p text:style-name="P131">– Что? – ступил я.</text:p>
      <text:p text:style-name="P128"><text:span text:style-name="T3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8">– драконикус отчаянно дёргал верёвки, пытаясь освободиться.</text:span></text:p>
      <text:p text:style-name="P131"/>
      <text:p text:style-name="P131">Эпплджек, с ноутбуком в одной руке и Флаттершай — во второй, кинулась на кухню.</text:p>
      <text:p text:style-name="P128">Дверь содрогнулась от мощного удара. Послышался стук падающей штукатурки. Я сломя голову бросился за девушками.</text:p>
      <text:p text:style-name="P128">– Развяжи меня, кретин!!! – гаркнул вдогонку Дискорд.</text:p>
      <text:p text:style-name="P12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text:p>
      <text:p text:style-name="P12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8">Верёвка в кухонном окне дёргалась под весом карабкающихся девушек. Я словил её и стал на подоконник.</text:p>
      <text:p text:style-name="P128"/>
      <text:p text:style-name="P128">Блё-о-о!</text:p>
      <text:p text:style-name="P128"/>
      <text:p text:style-name="P128">Кусок стекла соскользнул с подоконника и исчез, вертясь и сверкая, в <text:span text:style-name="T38">двадцативосьмиэтажной</text:span><text:span text:style-name="T34"> </text:span>бездне. Тело моментально покрылось гусиной кожей, ноги стали ватными, а ладони покрылись холодным потом.</text:p>
      <text:p text:style-name="P12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73">А если не </text:span>выдержит<text:span text:style-name="T73"> </text:span>основа, к которой она привязана? Что-то мне в туалет захотелось… У меня нет боязни высоты, но это уже слишком!</text:p>
      <text:p text:style-name="P128"/>
      <text:p text:style-name="P128">Я задрал голову.</text:p>
      <text:p text:style-name="P128">О! Так уже легче! Надо мной всего лишь два этажа. Десять метров верёвки. Если не смотреть вниз, то…</text:p>
      <text:p text:style-name="P128"/>
      <text:p text:style-name="P130">«…<text:span text:style-name="T38">Будь храбр. Будь стоек. Будь силён. Что бы ни случилось, помни: Эквестрия с тобой. Эквестрия в тебе. Навсегда. И всегда…»</text:span></text:p>
      <text:p text:style-name="P132"/>
      <text:p text:style-name="P128">Я вытер ладони о штаны, ухватил канат и сделал шаг вперёд…</text:p>
      <text:p text:style-name="P128"/>
      <text:p text:style-name="P128">…</text:p>
      <text:p text:style-name="P128"/>
      <text:p text:style-name="P128">Святые яйца, Анон, ты действительно сделал ЭТО!</text:p>
      <text:p text:style-name="P128"><text:soft-page-break/></text:p>
      <text:p text:style-name="P128">…</text:p>
      <text:p text:style-name="P128"/>
      <text:p text:style-name="P12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Селестия милосердная!!!</text:p>
      <text:p text:style-name="P12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появилась над бортиком и свесила вниз руку. Эпплджек вытянулась и протянула ей ноутбук одной рукой.</text:p>
      <text:p text:style-name="P128">НЕТ! У них не получилось!</text:p>
      <text:p text:style-name="P128">У меня враз вспотели ладони. Держаться на верёвке стало чертовски трудно.</text:p>
      <text:p text:style-name="P12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8">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8">К счастью, фермерша не разжала ног.</text:p>
      <text:p text:style-name="P12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8"><text:soft-page-break/></text:p>
      <text:p text:style-name="P128">Бляблябляблябля!!! ДА НУ ЕГО НАХУЙ — ТАКОЙ АЛЬПИНИЗМ!!!</text:p>
      <text:p text:style-name="P128">БЛЯ!!!…</text:p>
      <text:p text:style-name="P128">Верёвка закончилась. Наконец-то у меня появилось время для паники. Я судорожно обнял Эпплджек, закрыл глаза и приготовился…</text:p>
      <text:p text:style-name="P128"/>
      <text:p text:style-name="P128">…</text:p>
      <text:p text:style-name="P128"/>
      <text:p text:style-name="P128">Захват поперёк груди и сильный рывок выдавили из меня остатки дыхания.</text:p>
      <text:p text:style-name="P128">– ОТПУСТИ КОБЫЛУ!!! – загрохотало мне в ухо.</text:p>
      <text:p text:style-name="P128">Я открыл глаза.</text:p>
      <text:p text:style-name="P128">Перед носом плавными рывками уходили вниз окна этажей. Порывы вихрей от взмахов <text:span text:style-name="T38">разномастных</text:span> крыльев трепали волосы и выдували слёзы из глаз. Тупая боль гнездилась в сожжённых верёвкой суставах.</text:p>
      <text:p text:style-name="P128">Я чуть поднял глаза и уставился в кривую морду драконикус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8"/>
      <text:p text:style-name="P128">…</text:p>
      <text:p text:style-name="P128"/>
      <text:p text:style-name="P12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8">– Эмм… Флатти, дорогая, нам пора. Я слышу шаги на лестнице. Не говоря уже о том, что до закрытия коридора осталось семь минут…</text:p>
      <text:p text:style-name="P128"/>
      <text:p text:style-name="P128">…</text:p>
      <text:p text:style-name="P128"/>
      <text:p text:style-name="P128">На длинной шее драконикуса разместились Эпплджек и Флаттершай. Я, для сохранения баланса, разместился ближе к хвосту.</text:p>
      <text:p text:style-name="P128">Дискорд расправил крылья и начал короткую пробежку к краю.</text:p>
      <text:p text:style-name="P128"><text:span text:style-name="T12">– Д</text:span>искорд Эйрлайнс приветствует на борту! Температура воздуха пять градусов! Высота<text:span text:style-name="T38"> сто пять</text:span><text:span text:style-name="T34"> </text:span>метров. Ожидаемая продолжительность полёта — четыре минуты!..</text:p>
      <text:p text:style-name="P128"/>
      <text:p text:style-name="P128">…ограда края крыши промелькнула под нами…</text:p>
      <text:p text:style-name="P133"/>
      <text:p text:style-name="P128"><text:span text:style-name="T12">– …</text:span>собственно, держаться в воздухе дольше у меня не хватит магии.</text:p>
      <text:p text:style-name="P128"><text:soft-page-break/></text:p>
      <text:p text:style-name="P128">Мы летели навстречу закату.</text:p>
      <text:p text:style-name="P128"/>
      <text:p text:style-name="P128">…</text:p>
      <text:p text:style-name="P128"/>
      <text:p text:style-name="P128">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8"><text:span text:style-name="T12">– </text:span>Ю-ху-у-у!!!</text:p>
      <text:p text:style-name="P12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8">Перед нами увеличивалась громада моей высотки.</text:p>
      <text:p text:style-name="P12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8">– Пристегните ремни! – проревел Дискорд, резко ускоряясь. – Будет весело!!!</text:p>
      <text:p text:style-name="P128">Эпплджек покрепче прижала к себе ноутбук. Флаттершай прижалась к шее Дискорда, отвернулась и закрыла глаза.</text:p>
      <text:p text:style-name="P128">– ВНИМАНИЕ!!! – заорал Дискорд, сложил крылья и влетел в коридор.</text:p>
      <text:p text:style-name="P128"/>
      <text:p text:style-name="P129">***</text:p>
      <text:p text:style-name="P128"/>
      <text:p text:style-name="P128">Бля!!!</text:p>
      <text:h text:style-name="Heading_20_2" text:outline-level="2"/>
      <text:h text:style-name="Heading_20_2" text:outline-level="2"><text:span text:style-name="T1">30</text:span>. Разговор за столиком в <text:span text:style-name="T1">ночи</text:span></text:h>
      <text:p text:style-name="P142"/>
      <text:p text:style-name="P144">Мы почти успели.</text:p>
      <text:p text:style-name="P139">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9">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9">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9">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9">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9"><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9">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8">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9"/>
      <text:p text:style-name="P139">ХА-ХА-ХА!</text:p>
      <text:p text:style-name="P139"/>
      <text:p text:style-name="P139">Прямо как сейчас. Как говорится, найди десять отличий.</text:p>
      <text:p text:style-name="P139">Вот только… Только Дэш была бы жива…</text:p>
      <text:p text:style-name="P143">Я тяжело вздохнул.</text:p>
      <text:p text:style-name="P143"/>
      <text:p text:style-name="P143">…</text:p>
      <text:p text:style-name="P143"/>
      <text:p text:style-name="P143"><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9">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Зверь смутился.</text:p>
      <text:p text:style-name="P48"><text:span text:style-name="T12">–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36"/>
      <text:p text:style-name="P6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4"/>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1"><text:span text:style-name="T12">–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2">– Ну… Я не идиот… я видел, что происходит за Чёрным </text:span>э<text:span text:style-name="T12">краном…</text:span></text:p>
      <text:p text:style-name="P51"><text:soft-page-break/>Я глубоко вздохнул, как перед прыжком в воду.</text:p>
      <text:p text:style-name="P51"/>
      <text:p text:style-name="P51"><text:span text:style-name="T12">– </text:span><text:span text:style-name="T33">Нет никакого мира-вампира. Мир людей не виноват. </text:span><text:span text:style-name="T15">Эквестрия загибается потому, что она </text:span><text:span text:style-name="T33">—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pan text:style-name="T54">–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50">–</text:span><text:span text:style-name="T54"> Анакорн подавил короткий смешок. </text:span><text:span text:style-name="T5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7"><text:span text:style-name="T54">– </text:span><text:span text:style-name="T3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9">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0"/>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7">Я запротестовал.</text:p>
      <text:p text:style-name="P109">– В Эквестрии не двигают солнце! Аликорны лишь корректируют орбиту Эквуса и луны вокруг него, хотя все уверены в обратном.</text:p>
      <text:p text:style-name="P109">Анакорн улыбнулся во всю морду.</text:p>
      <text:p text:style-name="P109">– Значит, ты уже помогаешь мне, Проводник, даже сам того не осознавая! Я рад!</text:p>
      <text:p text:style-name="P107">Демиург снова отпил из стакана и продолжил.</text:p>
      <text:p text:style-name="P109"/>
      <text:p text:style-name="P10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9">–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9">Анакорн только развёл копытами.</text:p>
      <text:p text:style-name="P109">– Не знаю. Может, ему фунты и ярды больше нравятся.</text:p>
      <text:p text:style-name="P109">– Ты так говоришь, будто у Эквуса есть свой собственный разум. – заметил я.</text:p>
      <text:p text:style-name="P109">Анакорн усмехнулся.</text:p>
      <text:p text:style-name="P10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7"/>
      <text:p text:style-name="P107">Анакорн постучал по столику карандашом. Карта Эквестрии поднялась над столом и свернулась в шар Эквуса. Голограмма<text:span text:style-name="T54"> планеты дрожала и покрывалась рябью, как некачественная картинка в аналоговом телевизоре.</text:span></text:p>
      <text:p text:style-name="P109"/>
      <text:p text:style-name="P107"><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7"/>
      <text:p text:style-name="P107">Анакорн мрачно уставился на мерцающую голограмму Эквуса<text:span text:style-name="T38">. Ко мне наконец-то пришло понимание ситуации.</text:span></text:p>
      <text:p text:style-name="P112">– А почему ты сам не можешь поддерживать Эквус? Ты же его демиург? Ну так и питай его своей созидающей силой, пока он не окрепнет!</text:p>
      <text:p text:style-name="P107">Анакорн смутился.</text:p>
      <text:p text:style-name="P107"><text:span text:style-name="T54">– К сожалению, не </text:span><text:span text:style-name="T59">получится</text:span><text:span text:style-name="T5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4"><text:note text:id="ftn20" text:note-class="footnote"><text:note-citation>20</text:note-citation><text:note-body><text:p text:style-name="P15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2">– Сам ты раздолбай! – произнёс, наконец, Свирл.</text:p></text:note-body></text:note></text:span><text:span text:style-name="T54"> </text:span>И создали вы его достаточно топорно — видишь, он трещит по швам.</text:p>
      <text:p text:style-name="P107">– Хмм. То есть, это брони создали Эквус?</text:p>
      <text:p text:style-name="P107">– Да. Грубо говоря, вы его придумали. Влили в него столько фантазии, что он реализовался. Вообще, <text:span text:style-name="T5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7"/>
      <text:p text:style-name="P107">Анакорн прижал одним копытом центр карандаша к столу и ударил по его кончику другим. Карандаш стал вертеться своеобразной юлой.</text:p>
      <text:p text:style-name="P107"/>
      <text:p text:style-name="P107">– Я не могу полноценно общаться с метаинтеллектом реальности, <text:span text:style-name="T5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7"><text:span text:style-name="T5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9"/>
      <text:p text:style-name="P107">Я вспомнил события последнего времени моей родины<text:span text:style-name="T12">.</text:span></text:p>
      <text:p text:style-name="P107">–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7">Анакорн с такой силой надавил копытом на карандаш, что тот хрустнул.</text:p>
      <text:p text:style-name="P10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7"><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9">Я развёл руками.</text:p>
      <text:p text:style-name="P10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9">Анакорн улыбнулся и вскочил с пуфика.</text:p>
      <text:p text:style-name="P107"><text:span text:style-name="T54">–</text:span><text:span text:style-name="T38"> На самом деле помочь мне достаточно легко. Видишь ли, залатать дыры конструкции Эквуса можно «наложив» на них правдоподобное </text:span><text:span text:style-name="T54">— иначе говоря, жизнеспособное —</text:span><text:span text:style-name="T38"> объяснение и направив на это объяснение подпитывающую энергию адептов. В мире людей даже есть шуточная награда, учреждённая </text:span><text:span text:style-name="T48">Marvel Comics </text:span><text:span text:style-name="T38">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8">Marvel</text:span><text:span text:style-name="T38">.</text:span></text:p>
      <text:p text:style-name="P112">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2"/>
      <text:p text:style-name="P112">Я истерически расхохотался.</text:p>
      <text:p text:style-name="P112">–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2">Спустив пар, я скептически хмыкнул.</text:p>
      <text:p text:style-name="P112">–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107"><text:span text:style-name="T38">– Ты уже устранил крупнейший дефект Эквестрии </text:span><text:span text:style-name="T54">— манипуляции светилом. Аналогично решаются и остальные проблемы</text:span><text:span text:style-name="T3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4">— вещь живучая</text:span><text:span text:style-name="T3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7"><text:span text:style-name="T54">–</text:span><text:span text:style-name="T38"> А кьютимарки? Как, разрази меня квазар, объяснить кьютимарки? </text:span><text:span text:style-name="T54">–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снизился на порядок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2">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2">– Почему бы не сделать главной каноническую Эквестрию? Ту, что описана в мультике?</text:p>
      <text:p text:style-name="P112">– Учти<text:span text:style-name="T63">,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8">—</text:span><text:span text:style-name="T63"> точнее, дерево схожих миров Эквуса </text:span><text:span text:style-name="T68">—</text:span><text:span text:style-name="T63"> создали брони. Разумеется, стержнем им послужил именно сериал, но каждый фанфик </text:span><text:span text:style-name="T68">—</text:span><text:span text:style-name="T63">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3"/>
      <text:p text:style-name="P112">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3"/>
      <text:p text:style-name="P11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3"/>
      <text:p text:style-name="P112">Анакорн аж подпрыгнул на месте от восторга и стал мне аплодировать.</text:p>
      <text:p text:style-name="P113"/>
      <text:p text:style-name="P112"><text:span text:style-name="T63">– Наконец-то я вижу свет в конце тоннеля! Как это не пришло мне в голову! Ты всё отлично увязал! Всё сходится! Более того </text:span><text:span text:style-name="T68">—</text:span><text:span text:style-name="T63"> Анакорн заговорщически подмигнул мне </text:span><text:span text:style-name="T68">—</text:span><text:span text:style-name="T63">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63">Объединённом Континууме Эквуса! Твой фанфик будет последним настоящим фанфиком в этом смысле </text:span><text:span text:style-name="T68">— и первой реальной историей в Объединённом Континууме Эквуса</text:span><text:span text:style-name="T63">!</text:span></text:p>
      <text:p text:style-name="P113"/>
      <text:p text:style-name="P113">Я подозрительно посмотрел на Анакорна.</text:p>
      <text:p text:style-name="P113"/>
      <text:p text:style-name="P112"><text:span text:style-name="T19">– </text:span><text:span text:style-name="T63">Какой ещё, нафиг, «мой фанфик»? Я никакого фанфика не писал. И не собираюсь.</text:span></text:p>
      <text:p text:style-name="P113">Анакорн ехидно ухмыльнулся и сделал мне «глазки».</text:p>
      <text:p text:style-name="P112"><text:span text:style-name="T19">– </text:span><text:span text:style-name="T63">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3">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3"/>
      <text:p text:style-name="P113">Я растерялся.</text:p>
      <text:p text:style-name="P112"><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2"><text:span text:style-name="T12">– </text:span>Пиши, как есть. <text:span text:style-name="T12">– </text:span>развёл копытами Анакорн. <text:span text:style-name="T12">– </text:span>Авось сгодится. Я писать точно не буду <text:span text:style-name="T68">— ты меня с кьютимарками уже пригрузил на ближайшие тысячи лет.</text:span></text:p>
      <text:p text:style-name="P112">…</text:p>
      <text:p text:style-name="P112">Факн щит<text:note text:id="ftn21" text:note-class="footnote"><text:note-citation>21</text:note-citation><text:note-body><text:p text:style-name="P149">Fucking shit <text:span text:style-name="T2">–</text:span> <text:span text:style-name="T1">ёбаное дерьмо</text:span></text:p></text:note-body></text:note>!..</text:p>
      <text:p text:style-name="P112">…</text:p>
      <text:p text:style-name="P112">Ну а что мне остаётся? Я фейспамнул.</text:p>
      <text:p text:style-name="P112"/>
      <text:p text:style-name="P112"><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
      <text:p text:style-name="P112">Вот тебе и помахала Эквестрия ручкой, Анон!</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1"/>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к себе обратно проходил?</text:p>
      <text:p text:style-name="P10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7">Так вот, возвращать тебя обратно в твой мир я не буду.</text:p>
      <text:p text:style-name="P107"/>
      <text:p text:style-name="P107">Я непонимающе хлопал глазами.</text:p>
      <text:p text:style-name="P107"/>
      <text:p text:style-name="P10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7">–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7">–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7">Теперь — об оплате.</text:p>
      <text:p text:style-name="P107"/>
      <text:p text:style-name="P107">Анакорн наклонился ко мне через стол и подмигнул.</text:p>
      <text:p text:style-name="P107"/>
      <text:p text:style-name="P107">– Проси, чего хочешь!</text:p>
      <text:p text:style-name="P107"/>
      <text:p text:style-name="P107">Пока я думал, демиург мурлыкал себе под нос в эйфории: «Да! В такие моменты ощущаешь себя богом! Я крут! Ха-ха!»</text:p>
      <text:p text:style-name="P107"><text:soft-page-break/></text:p>
      <text:p text:style-name="P10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7">Ради этого написать фанфик — очень малая цена. Совсем ничтожная.</text:p>
      <text:p text:style-name="P112"/>
      <text:p text:style-name="P112">–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Глаза демиурга бегали, как у застуканного в трамвае безбилетника.</text:p>
      <text:p text:style-name="P112">– А ты студент?</text:p>
      <text:p text:style-name="P11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 Другое просить не будешь? – сухо переспросил Анакорн. – Учти, время уходит. То, что я вижу в качестве решения,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
      <text:p text:style-name="P112">Анакорн скривился и отвёл глаза.</text:p>
      <text:p text:style-name="P112">– Какая?</text:p>
      <text:p text:style-name="P11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6">— </text:span>тебя никогда и не будет! Каково это <text:span text:style-name="T36">— </text:span><text:span text:style-name="T70">не знаю даже я. Говорят, это офигенно паршиво, намного хуже смерти. </text:span>Мне очень жаль. Тебе ещё не поздно выбрать что-нибудь другое.</text:p>
      <text:p text:style-name="P112">Я вздохнул. Слишком много философии на мою голову!</text:p>
      <text:p text:style-name="P112">– Делай, как я сказал! А я сделаю своё.</text:p>
      <text:p text:style-name="P112"/>
      <text:p text:style-name="P10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7">– Ты ещё увидишь пару-тройку снов на прощание. Это мой подарок тебе. Удачи!</text:p>
      <text:p text:style-name="P107"/>
      <text:p text:style-name="P118"><text:soft-page-break/>~~~</text:p>
      <text:p text:style-name="P113"/>
      <text:p text:style-name="P113">– Здравствуй, Анон. – Селестия стояла передо мной без привычных взгляду властных регалий. – Я хочу поблагодарить тебя за всё.</text:p>
      <text:p text:style-name="P113">– Привет, Сел. Я рад, что с тобой всё в порядке.</text:p>
      <text:p text:style-name="P113">Аликорница стояла передо мной в сияющем ореоле гривы. Потом она нерешительно сделала шаг навстречу.</text:p>
      <text:p text:style-name="P113">–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Я устало рассмеялся.</text:p>
      <text:p text:style-name="P113">– Сел, я завязал с конеёбством. Извини.</text:p>
      <text:p text:style-name="P113">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3">– В другое время, в другом месте, Анон! В другое время, в другом месте!</text:p>
      <text:p text:style-name="P113"/>
      <text:p text:style-name="P116">~~~</text:p>
      <text:p text:style-name="P116"/>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10">–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0">Тёмная аликорница тяжело вздохнула.</text:p>
      <text:p text:style-name="P110">–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0">– Я был бы рад. Мне жаль, что из-за меня погиб твой особенный пони.</text:p>
      <text:p text:style-name="P110">Луна горько вздохнула.</text:p>
      <text:p text:style-name="P110">–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34">Мир?</text:span></text:p>
      <text:p text:style-name="P120">Я молча протянул руку к носу аликорницы и попытался легонько сжать его. Рука прошла сквозь тело.</text:p>
      <text:p text:style-name="P120">– Бу-уп! – слабо улыбнулась Луна.</text:p>
      <text:p text:style-name="P110">Аликорница подняла копыто и прижала его к моей груди.</text:p>
      <text:p text:style-name="P110">–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7"/>
      <text:p text:style-name="P116">~~~</text:p>
      <text:p text:style-name="P117"><text:soft-page-break/></text:p>
      <text:p text:style-name="P110">– Думал от меня в другой реальности спрятаться, Проводничёк?!</text:p>
      <text:p text:style-name="P110">Передо мной возникла хмурая морда Дискорда.</text:p>
      <text:p text:style-name="P11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0">Так что, Проводничёк, мы ещё встретимся! В другое время и в другом месте! Жди! В другое время, в другом месте!!!</text:p>
      <text:p text:style-name="P114"/>
      <text:p text:style-name="P115">~~~</text:p>
      <text:p text:style-name="P107"/>
      <text:p text:style-name="P110">– Анон?</text:p>
      <text:p text:style-name="P110">– Дэш?!!</text:p>
      <text:p text:style-name="P110">– Эмм… Ты мне снишься?</text:p>
      <text:p text:style-name="P110">– Нет, Дэш, это ты мне снишься.</text:p>
      <text:p text:style-name="P110">–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0">Пегаска почесала в затылке со смущением.</text:p>
      <text:p text:style-name="P110">– Да? Правда? Ну, офигеть! Что-то я такого не помню совсем. А ты как?</text:p>
      <text:p text:style-name="P106"><text:span text:style-name="T42">– Я в порядке. Вот, возвращаюсь </text:span>в свой мир. Ну, не совсем <text:span text:style-name="T1">в свой</text:span>. Почти.</text:p>
      <text:p text:style-name="P106"><text:span text:style-name="T1">–</text:span> Навсегда? <text:span text:style-name="T1">Ты не вернёшься?</text:span></text:p>
      <text:p text:style-name="P106"><text:span text:style-name="T1">–</text:span> Скорее всего, да.</text:p>
      <text:p text:style-name="P106"><text:span text:style-name="T1">–</text:span> Это плохо. <text:span text:style-name="T1">Я хотела тебе сказать</text:span>…</text:p>
      <text:p text:style-name="P106"><text:span text:style-name="T1">–</text:span> Не надо, Дэш. Не стоит. Мне очень жаль.</text:p>
      <text:p text:style-name="P106"><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8">Хочу, чтобы ты </text:span><text:span text:style-name="T39">делал мне почесушки</text:span><text:span text:style-name="T38"> и хлопал по крупу</text:span>!</text:p>
      <text:p text:style-name="P107">В голосе пегаски слышались слёзы.</text:p>
      <text:p text:style-name="P10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6"><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6"><text:span text:style-name="T1">–</text:span> И тебя, и Твайлайт, и <text:span text:style-name="T1">Пинки</text:span>, и <text:span text:style-name="T1">Эпплджек</text:span>, и всех-всех-всех… Таковы правила.</text:p>
      <text:p text:style-name="P106"><text:soft-page-break/><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6">Я опустил руку на шею <text:span text:style-name="T1">пегаски</text:span> и ощутил теплоту и лёгкое покалывание в пустоте.</text:p>
      <text:p text:style-name="P106"><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6"><text:span text:style-name="T1">–</text:span> И лучше рано, чем поздно! Я не люблю <text:span text:style-name="T1">долго </text:span>ждать!</text:p>
      <text:p text:style-name="P106"><text:span text:style-name="T1">–</text:span> Да, Дэш. <text:span text:style-name="T1">–</text:span> её образ начал таять. <text:span text:style-name="T1">–</text:span> Да, я помню.</text:p>
      <text:p text:style-name="P106"/>
      <text:p text:style-name="P106">Я всё ещё помню…</text:p>
      <text:p text:style-name="P53"/>
      <text:h text:style-name="Heading_20_2" text:outline-level="2">Эпилог. Земля</text:h>
      <text:p text:style-name="P119"/>
      <text:p text:style-name="P126">Звон будильника чуть не проломил башку. Я открыл глаза. </text:p>
      <text:p text:style-name="P126"/>
      <text:p text:style-name="P127"><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4"/>
      <text:p text:style-name="P126"><text:span text:style-name="T1">Я нашарил ногами тапки и пошёл в ванную. Проходя мимо стола, зацепился взглядом за</text:span> эскиз <text:span text:style-name="T1">рисунка</text:span>.</text:p>
      <text:p text:style-name="P126"/>
      <text:p text:style-name="P12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4"/>
      <text:p text:style-name="P122">Для того, чтобы выдавить остатки пасты на щётку, пришлось затратить серьёзные усилия.</text:p>
      <text:p text:style-name="P122"/>
      <text:p text:style-name="P123">Ага, и купить туалетной бумаги. Иначе уже вечером придётся использовать рекламки, что кидают в почтовый ящик. А они, блин, глянцевые!</text:p>
      <text:p text:style-name="P123"/>
      <text:p text:style-name="P125">Мысли вернулись к фантазии.</text:p>
      <text:p text:style-name="P125"/>
      <text:p text:style-name="P12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3"/>
      <text:p text:style-name="P122">Попытка притронуться щёткой к зубу вызвала ноющую боль. </text:p>
      <text:p text:style-name="P122"/>
      <text:p text:style-name="P12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4"><text:soft-page-break/></text:p>
      <text:p text:style-name="P122">Доставая из стола ключи от машины, опять наткнулся взглядом на эскиз.</text:p>
      <text:p text:style-name="P122"/>
      <text:p text:style-name="P12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4">А вот, кстати… А почему бы и нет? Хорошее ведь название? И интригующее — сразу сесть за клавиатуру захотелось.</text:p>
      <text:p text:style-name="P124"/>
      <text:p text:style-name="P12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1-19T19:57:11.169072284</dc:date>
    <meta:editing-duration>P160DT18H24M29S</meta:editing-duration>
    <meta:editing-cycles>10307</meta:editing-cycles>
    <meta:generator>LibreOffice/5.1.6.2$Linux_X86_64 LibreOffice_project/10m0$Build-2</meta:generator>
    <meta:printed-by>макс </meta:printed-by>
    <meta:print-date>2017-08-23T21:51:29.95</meta:print-date>
    <meta:document-statistic meta:table-count="0" meta:image-count="0" meta:object-count="0" meta:page-count="272" meta:paragraph-count="4993" meta:word-count="104836" meta:character-count="694703" meta:non-whitespace-character-count="590240"/>
  </office:meta>
</office:document-meta>
</file>